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ettings.xml"/>
  <manifest:file-entry manifest:media-type="application/xml" manifest:full-path="meta.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style:style style:name="P12" style:family="paragraph" style:parent-style-name="Text_20_body" style:list-style-name="L9">
      <style:paragraph-properties fo:margin-top="0in" fo:margin-bottom="0in"/>
    </style:style>
    <style:style style:name="P13" style:family="paragraph" style:parent-style-name="Text_20_body" style:list-style-name="L10">
      <style:paragraph-properties fo:margin-top="0in" fo:margin-bottom="0in"/>
    </style:style>
    <style:style style:name="P14" style:family="paragraph" style:parent-style-name="Text_20_body" style:list-style-name="L11">
      <style:paragraph-properties fo:margin-top="0in" fo:margin-bottom="0in"/>
    </style:style>
    <style:style style:name="P15" style:family="paragraph" style:parent-style-name="Text_20_body" style:list-style-name="L12">
      <style:paragraph-properties fo:margin-top="0in" fo:margin-bottom="0in"/>
    </style:style>
  </office:automatic-styles>
  <office:body>
    <office:text>
      <text:h text:style-name="Heading_20_1" text:outline-level="1"><text:bookmark-start text:name="ryan-parman--jobsryanparmancom"/>Ryan Parman • <text:a xlink:type="simple" xlink:href="mailto:jobs@ryanparman.com" office:name=""><text:span text:style-name="Definition"><text:a xlink:type="simple" xlink:href="mailto:jobs@ryanparman.com" office:name=""><text:span text:style-name="Definition">jobs@ryanparman.com</text:span></text:a></text:span></text:a><text:bookmark-end text:name="ryan-parman--jobsryanparmancom"/></text:h>
      <text:p text:style-name="First_20_paragraph"><text:span text:style-name="T1">Cloud-native engineering leader with a focus on reliability, scalability, and security for the modern web.</text:span></text:p>
      <text:p text:style-name="Text_20_body"><text:span text:style-name="T1">Links:</text:span> <text:a xlink:type="simple" xlink:href="https://github.com/skyzyx" office:name=""><text:span text:style-name="Definition">GitHub (personal)</text:span></text:a> • <text:a xlink:type="simple" xlink:href="https://github.com/northwood-labs/" office:name=""><text:span text:style-name="Definition">GitHub (side project)</text:span></text:a> • <text:a xlink:type="simple" xlink:href="https://www.linkedin.com/in/rparman/" office:name=""><text:span text:style-name="Definition">LinkedIn</text:span></text:a> • <text:a xlink:type="simple" xlink:href="https://stackoverflow.com/users/228514/ryan-parman" office:name=""><text:span text:style-name="Definition">Stack Overflow</text:span></text:a> • <text:a xlink:type="simple" xlink:href="https://github.com/skyzyx/resume/blob/master/resumes/#readme" office:name=""><text:span text:style-name="Definition">Role-targeted résumés</text:span></text:a><text:line-break/><text:span text:style-name="T1">Format:</text:span> <text:a xlink:type="simple" xlink:href="https://github.com/skyzyx/resume/blob/master/resumes/ryanparman-general-cv.md" office:name=""><text:span text:style-name="Definition">Web</text:span></text:a> • <text:a xlink:type="simple" xlink:href="https://github.com/skyzyx/resume/raw/master/resumes/ryanparman-general-cv.pdf" office:name=""><text:span text:style-name="Definition">PDF</text:span></text:a> • <text:a xlink:type="simple" xlink:href="https://github.com/skyzyx/resume/raw/master/resumes/ryanparman-general-cv.docx" office:name=""><text:span text:style-name="Definition">Word</text:span></text:a> • <text:a xlink:type="simple" xlink:href="https://github.com/skyzyx/resume/raw/master/resumes/ryanparman-general-cv.odt" office:name=""><text:span text:style-name="Definition">OpenDocument</text:span></text:a></text:p>
      <text:h text:style-name="Heading_20_2" text:outline-level="2"><text:bookmark-start text:name="summary"/>Summary<text:bookmark-end text:name="summary"/></text:h>
      <text:p text:style-name="First_20_paragraph">Ryan Parman is a cloud-native engineering leader, who specializes in technical leadership, software development, site reliability engineering, and cybersecurity for the modern web. Excels at listening, adapting, and driving continuous improvement.</text:p>
      <text:p text:style-name="Text_20_body">Small business owner, two-time startup founder, and creator of two open-source projects with millions of users each. Ryan has a proven track record of building high-quality software, delivering impactful solutions, and elevating team performance.</text:p>
      <text:h text:style-name="Heading_20_2" text:outline-level="2"><text:bookmark-start text:name="work-experience"/>Work Experience<text:bookmark-end text:name="work-experience"/></text:h>
      <text:h text:style-name="Heading_20_3" text:outline-level="3"><text:bookmark-start text:name="mcgraw-hill--remote-since-covid-previously-seattle-wa"/><text:a xlink:type="simple" xlink:href="https://www.crunchbase.com/organization/mcgraw-hill-education" office:name=""><text:span text:style-name="Definition">McGraw Hill</text:span></text:a> — Remote (since COVID), previously Seattle, WA<text:bookmark-end text:name="mcgraw-hill--remote-since-covid-previously-seattle-wa"/></text:h>
      <text:p text:style-name="P1">McGraw Hill is a <text:span text:style-name="T2">learning science</text:span> company which produces textbooks, digital learning tools, and adaptive technology to enhance learning. It is one of the “big three” educational publishers in the U.S, and was acquired by Platinum Equity 2021.</text:p>
      <text:h text:style-name="Heading_20_4" text:outline-level="4"><text:bookmark-start text:name="principal-engineer-cloud-center-of-excellence-january-2024october-2024"/>Principal Engineer, Cloud Center of Excellence (January 2024—October 2024)<text:bookmark-end text:name="principal-engineer-cloud-center-of-excellence-january-2024october-2024"/></text:h>
      <text:list text:style-name="L1">
        <text:list-item>
          <text:p text:style-name="P2">Joined a team whose mission was to provide guidance and support in the cloud journey of the entire organization.</text:p>
        </text:list-item>
        <text:list-item>
          <text:p text:style-name="P2">Started development on v2 of a project which scanned ~200 AWS accounts for misconfigurations and vulnerabilities. Goal was to reduce an <text:a xlink:type="simple" xlink:href="https://aws.amazon.com/architecture/well-architected/" office:name=""><text:span text:style-name="Definition">AWS Well-Architected</text:span></text:a> review from 2 weeks to 2 hours with automated scans, enabling more reviews annually (10 → 100).</text:p>
        </text:list-item>
        <text:list-item>
          <text:p text:style-name="P2">Proposed best practices, guardrails, and security measures to ensure a secure and efficient cloud environment.</text:p>
        </text:list-item>
        <text:list-item>
          <text:p text:style-name="P2">Identified opportunities to extend the security measures and guardrails devised for AWS to other cloud platforms.</text:p>
        </text:list-item>
      </text:list>
      <text:h text:style-name="Heading_20_4" text:outline-level="4"><text:bookmark-start text:name="principal-cloud-and-platform-engineer-june-2020january-2024"/>Principal Cloud and Platform Engineer (June 2020—January 2024)<text:bookmark-end text:name="principal-cloud-and-platform-engineer-june-2020january-2024"/></text:h>
      <text:list text:style-name="L2">
        <text:list-item>
          <text:p text:style-name="P3">Led the team who supported all SRE and product engineering teams, scaling core platforms and services as every school in America transitioned to online learning during the COVID-19 lockdowns.</text:p>
        </text:list-item>
        <text:list-item>
          <text:p text:style-name="P3">Authored/edited over 1,800 <text:a xlink:type="simple" xlink:href="https://www.atlassian.com/software/confluence" office:name=""><text:span text:style-name="Definition">Confluence</text:span></text:a> documents with the goal of reducing <text:span text:style-name="T2">tribal knowledge</text:span>.</text:p>
        </text:list-item>
        <text:list-item>
          <text:p text:style-name="P3">Partnered with Enterprise Architecture and <text:a xlink:type="simple" xlink:href="https://aws.amazon.com/professional-services/" office:name=""><text:span text:style-name="Definition">AWS Professional Services</text:span></text:a> to deploy <text:a xlink:type="simple" xlink:href="https://aws.amazon.com/controltower/" office:name=""><text:span text:style-name="Definition">Control Tower</text:span></text:a> and <text:a xlink:type="simple" xlink:href="https://aws.amazon.com/iam/identity-center/" office:name=""><text:span text:style-name="Definition">Identity Center</text:span></text:a>, resulting in lowered costs and improved control over account guardrails.</text:p>
        </text:list-item>
        <text:list-item>
          <text:p text:style-name="P3">Managed the Base <text:a xlink:type="simple" xlink:href="https://docs.aws.amazon.com/AWSEC2/latest/UserGuide/AMIs.html" office:name=""><text:span text:style-name="Definition">AMI</text:span></text:a> program (server disk images). Leveraged insights from <text:a xlink:type="simple" xlink:href="https://www.cisecurity.org" office:name=""><text:span text:style-name="Definition">CIS</text:span></text:a>, security patching, and internal needs to develop a unified build pipeline integrating best practices. Reduced time-to-boot, and eliminated engineering toil (1 → 10).</text:p>
        </text:list-item>
        <text:list-item>
          <text:p text:style-name="P3">Conducted comprehensive scans of <text:a xlink:type="simple" xlink:href="https://aws.amazon.com/route53/" office:name=""><text:span text:style-name="Definition">Route 53</text:span></text:a> to obtain a mapping of the company’s thousands of active websites. Prioritized identifying and remediating misconfigurations, rotating certificates, and increasing visibility.</text:p>
        </text:list-item>
        <text:list-item>
          <text:p text:style-name="P3">Grew and ran a project which scanned ~200 AWS accounts for high-priority misconfigurations and vulnerabilities. Included a high-level score (friendly competition), explanations of the issues (security education), and instructions for fixing (driving forward). Became a trusted tool across the organization (1 → 10).</text:p>
        </text:list-item>
        <text:list-item>
          <text:p text:style-name="P3">Implemented the custom Linux runtime environment used by self-hosted <text:a xlink:type="simple" xlink:href="https://github.com/features/actions" office:name=""><text:span text:style-name="Definition">GitHub Actions</text:span></text:a> runners.</text:p>
        </text:list-item>
        <text:list-item>
          <text:p text:style-name="P3">Spearheaded the <text:a xlink:type="simple" xlink:href="https://jfrog.com/artifactory/" office:name=""><text:span text:style-name="Definition">Artifactory</text:span></text:a> Rebuild project. Ran the project from inception to completion, including the majority of development. Directed effort across ~80 teams and ~300 services to complete the project.</text:p>
        </text:list-item>
        <text:list-item>
          <text:p text:style-name="P3">Enabled continuous token and password rotation for engineering teams by designing and deploying a <text:span text:style-name="T2">Token Vending Machine</text:span>, improving security.</text:p>
        </text:list-item>
        <text:list-item>
          <text:p text:style-name="P3">Adapted the <text:span text:style-name="T2">Monitoring-as-Code</text:span> tooling/methodology to abstract-away the underlying vendor, streamlining a vendor migration (<text:a xlink:type="simple" xlink:href="https://newrelic.com" office:name=""><text:span text:style-name="Definition">New Relic</text:span></text:a>, <text:a xlink:type="simple" xlink:href="https://www.datadoghq.com" office:name=""><text:span text:style-name="Definition">Datadog</text:span></text:a>) (1 → 10).</text:p>
        </text:list-item>
        <text:list-item>
          <text:p text:style-name="P3">Resolved all technology blockers preventing migration lower-cost <text:a xlink:type="simple" xlink:href="https://aws.amazon.com/ec2/graviton/" office:name=""><text:span text:style-name="Definition">ARM64</text:span></text:a> CPUs, opening the door for ~$450k/year in cost savings.</text:p>
        </text:list-item>
        <text:list-item>
          <text:p text:style-name="P3">Led dozens of smaller projects, offered guidance to engineers on best practices, and documented knowledge.</text:p>
        </text:list-item>
      </text:list>
      <text:h text:style-name="Heading_20_4" text:outline-level="4"><text:bookmark-start text:name="engineering-manager-site-reliability-october-2018june-2020"/>Engineering Manager, Site Reliability (October 2018—June 2020)<text:bookmark-end text:name="engineering-manager-site-reliability-october-2018june-2020"/></text:h>
      <text:list text:style-name="L3">
        <text:list-item>
          <text:p text:style-name="P4">Managed a team of four, while working to level-up the team's technical skills and leadership capabilities. Conducted regular 1:1s, performance reviews, and career development discussions.</text:p>
        </text:list-item>
        <text:list-item>
          <text:p text:style-name="P4">Revamped the SRE interview process to prioritize a 70/30 focus on software engineering (Dev) and systems operations (Ops). Emphasized leadership qualities, bias for action, and high curiosity.</text:p>
        </text:list-item>
        <text:list-item>
          <text:p text:style-name="P4">Led the <text:a xlink:type="simple" xlink:href="https://sre.google/in-conversation/" office:name=""><text:span text:style-name="Definition"><text:span text:style-name="T2">Site Reliability Engineering</text:span></text:span></text:a> (SRE) team in addressing macro-oriented problems affecting engineering teams, empowering greater self-service.</text:p>
        </text:list-item>
        <text:list-item>
          <text:p text:style-name="P4">Established a process for maintaining reusable <text:a xlink:type="simple" xlink:href="https://www.terraform.io" office:name=""><text:span text:style-name="Definition">Terraform</text:span></text:a> modules which teams leveraged to compose infrastructure with minimal effort.</text:p>
        </text:list-item>
        <text:list-item>
          <text:p text:style-name="P4">Customized the <text:a xlink:type="simple" xlink:href="https://aws.amazon.com/linux/" office:name=""><text:span text:style-name="Definition">Amazon Linux</text:span></text:a> AMIs to comply with Level-2 <text:a xlink:type="simple" xlink:href="https://www.cisecurity.org" office:name=""><text:span text:style-name="Definition">CIS</text:span></text:a> Guidelines for both Amazon Linux and <text:a xlink:type="simple" xlink:href="https://www.docker.com" office:name=""><text:span text:style-name="Definition">Docker</text:span></text:a>. Liaised with cybersecurity, operations, and business units to ensure compliance (0 → 1).</text:p>
        </text:list-item>
        <text:list-item>
          <text:p text:style-name="P4">Invented custom security and operational tooling to understand the current posture of AWS accounts where off-the-shelf tools did not meet the needs of the organization (0 → 1).</text:p>
        </text:list-item>
        <text:list-item>
          <text:p text:style-name="P4">Reduced the time to deploy a new service from dozens of weeks to a single meeting by implementing a <text:span text:style-name="T2">Monitoring-as-Code</text:span> methodology, and defining broad-use <text:a xlink:type="simple" xlink:href="https://sre.google/sre-book/service-level-objectives/" office:name=""><text:span text:style-name="Definition">Service Level Objectives</text:span></text:a> (SLOs) (<text:a xlink:type="simple" xlink:href="https://newrelic.com" office:name=""><text:span text:style-name="Definition">New Relic</text:span></text:a>, <text:a xlink:type="simple" xlink:href="https://www.datadoghq.com" office:name=""><text:span text:style-name="Definition">Datadog</text:span></text:a>) (0 → 1).</text:p>
        </text:list-item>
      </text:list>
      <text:h text:style-name="Heading_20_4" text:outline-level="4"><text:bookmark-start text:name="staff-software-engineer-october-2016october-2018"/>Staff Software Engineer (October 2016—October 2018)<text:bookmark-end text:name="staff-software-engineer-october-2016october-2018"/></text:h>
      <text:list text:style-name="L4">
        <text:list-item>
          <text:p text:style-name="P5">Led the development of Tier-1 services within the educational content authoring pipeline, leveraging technologies such as <text:a xlink:type="simple" xlink:href="https://martinfowler.com/articles/richardsonMaturityModel.html" office:name=""><text:span text:style-name="Definition">REST</text:span></text:a>, <text:a xlink:type="simple" xlink:href="https://graphql.org" office:name=""><text:span text:style-name="Definition">GraphQL</text:span></text:a>, API design, <text:a xlink:type="simple" xlink:href="https://aws.amazon.com/ecs/" office:name=""><text:span text:style-name="Definition">Amazon ECS</text:span></text:a> (similar to <text:a xlink:type="simple" xlink:href="https://kubernetes.io" office:name=""><text:span text:style-name="Definition">Kubernetes</text:span></text:a>), <text:a xlink:type="simple" xlink:href="https://www.docker.com" office:name=""><text:span text:style-name="Definition">Docker</text:span></text:a>, <text:a xlink:type="simple" xlink:href="https://www.terraform.io" office:name=""><text:span text:style-name="Definition">Terraform</text:span></text:a>, <text:a xlink:type="simple" xlink:href="https://www.w3.org/publishing/epub3/" office:name=""><text:span text:style-name="Definition">ePubs</text:span></text:a>, and security best practices.</text:p>
        </text:list-item>
        <text:list-item>
          <text:p text:style-name="P5">Led the development of the authoring component of the <text:a xlink:type="simple" xlink:href="https://www.mheducation.com/news-media/press-releases/mcgraw-hill-connect-unveils-smartbook.html" office:name=""><text:span text:style-name="Definition">SmartBook 2.0 product</text:span></text:a>, and the internal system which indexes authored content, builds ePubs, and encodes images/video for the ePub CDN using <text:a xlink:type="simple" xlink:href="https://ffmpeg.org" office:name=""><text:span text:style-name="Definition">ffmpeg</text:span></text:a>.</text:p>
        </text:list-item>
        <text:list-item>
          <text:p text:style-name="P5">Established the technical direction of these projects, promoted adoption across the organization, published comprehensive documentation, and offered ongoing integration guidance.</text:p>
        </text:list-item>
        <text:list-item>
          <text:p text:style-name="P5">Accelerated the adoption of CI/CD, rapid deployment practices, and Docker containers, shortening the feedback loop for developers and increasing the reliability of deployments.</text:p>
        </text:list-item>
        <text:list-item>
          <text:p text:style-name="P5">Served as a core resource in adopting <text:span text:style-name="T2">Infrastructure-as-Code</text:span> (IaC) tools such as <text:a xlink:type="simple" xlink:href="https://www.terraform.io" office:name=""><text:span text:style-name="Definition">Terraform</text:span></text:a> and <text:a xlink:type="simple" xlink:href="https://packer.io" office:name=""><text:span text:style-name="Definition">Packer</text:span></text:a>.</text:p>
        </text:list-item>
      </text:list>
      <text:h text:style-name="Heading_20_3" text:outline-level="3"><text:bookmark-start text:name="wepay--redwood-city-ca"/><text:a xlink:type="simple" xlink:href="https://www.crunchbase.com/organization/wepay" office:name=""><text:span text:style-name="Definition">WePay</text:span></text:a> — Redwood City, CA<text:bookmark-end text:name="wepay--redwood-city-ca"/></text:h>
      <text:p text:style-name="P6">WePay is an online payment service provider which provides “payments for platforms”, where examples of platforms are GoFundMe, Care.com, and Xbox. It was acquired by JPMorgan Chase in October 2017.</text:p>
      <text:h text:style-name="Heading_20_4" text:outline-level="4"><text:bookmark-start text:name="devops-engineer-april-2015september-2016"/>DevOps Engineer (April 2015—September 2016)<text:bookmark-end text:name="devops-engineer-april-2015september-2016"/></text:h>
      <text:list text:style-name="L5">
        <text:list-item>
          <text:p text:style-name="P7">Led a cross-company initiative to upgrade the monolithic application from <text:a xlink:type="simple" xlink:href="https://www.php.net" office:name=""><text:span text:style-name="Definition">PHP</text:span></text:a> 5.4 to PHP 5.6 (the latest at the time). Facilitated cross-team collaboration among all major engineering teams and QA departments to achieve results.</text:p>
        </text:list-item>
        <text:list-item>
          <text:p text:style-name="P7">Initiated a program to automate the creation of base server images for cloud servers. This allowed new servers to boot and begin serving traffic ~75% faster.</text:p>
        </text:list-item>
        <text:list-item>
          <text:p text:style-name="P7">Invested in monitoring and alerting systems to prevent customer-facing issues (<text:a xlink:type="simple" xlink:href="https://newrelic.com" office:name=""><text:span text:style-name="Definition">New Relic</text:span></text:a>, <text:a xlink:type="simple" xlink:href="https://grafana.com" office:name=""><text:span text:style-name="Definition">Grafana</text:span></text:a>).</text:p>
        </text:list-item>
        <text:list-item>
          <text:p text:style-name="P7">Explored <text:span text:style-name="T2">configuration-as-code</text:span> for cloud infrastructure in <text:a xlink:type="simple" xlink:href="https://cloud.google.com" office:name=""><text:span text:style-name="Definition">Google Cloud Platform</text:span></text:a> in order to improve reliability and efficiency.</text:p>
        </text:list-item>
      </text:list>
      <text:h text:style-name="Heading_20_4" text:outline-level="4"><text:bookmark-start text:name="senior-api-engineer-april-2014april-2015"/>Senior API Engineer (April 2014—April 2015)<text:bookmark-end text:name="senior-api-engineer-april-2014april-2015"/></text:h>
      <text:list text:style-name="L6">
        <text:list-item>
          <text:p text:style-name="P8">Led the company’s <text:a xlink:type="simple" xlink:href="https://www.hackerone.com" office:name=""><text:span text:style-name="Definition">HackerOne</text:span></text:a> program, coordinating across teams to address security issues.</text:p>
        </text:list-item>
        <text:list-item>
          <text:p text:style-name="P8">Built a development environment for engineering teams. Reduced new engineer onboarding time from 2 weeks to 1 day.</text:p>
        </text:list-item>
        <text:list-item>
          <text:p text:style-name="P8">Expanded WePay’s payment security offerings by designing MFA-as-a-Service (U.S. patent filing <text:a xlink:type="simple" xlink:href="https://patents.google.com/patent/US20160241536A1/en?inventor=Ryan+Parman" office:name=""><text:span text:style-name="Definition">US15042104</text:span></text:a>).</text:p>
        </text:list-item>
      </text:list>
      <text:h text:style-name="Heading_20_3" text:outline-level="3"><text:bookmark-start text:name="amazon-web-services--seattle-wa"/><text:a xlink:type="simple" xlink:href="https://www.crunchbase.com/organization/amazon-web-services" office:name=""><text:span text:style-name="Definition">Amazon Web Services</text:span></text:a> — Seattle, WA<text:bookmark-end text:name="amazon-web-services--seattle-wa"/></text:h>
      <text:p text:style-name="P9">Amazon Web Services provides on-demand cloud computing platforms and APIs to individuals, companies, and governments, on a metered, pay-as-you-go basis.</text:p>
      <text:h text:style-name="Heading_20_4" text:outline-level="4"><text:bookmark-start text:name="web-development-engineer-ii-march-2010april-2014"/>Web Development Engineer II (March 2010—April 2014)<text:bookmark-end text:name="web-development-engineer-ii-march-2010april-2014"/></text:h>
      <text:list text:style-name="L7">
        <text:list-item>
          <text:p text:style-name="P10">Created the <text:a xlink:type="simple" xlink:href="https://aws.amazon.com/sdk-for-php/" office:name=""><text:span text:style-name="Definition">AWS SDK for PHP</text:span></text:a>, enabled AWS to reach the largest developer group — <text:a xlink:type="simple" xlink:href="https://www.php.net" office:name=""><text:span text:style-name="Definition">PHP</text:span></text:a>.</text:p>
        </text:list-item>
        <text:list-item>
          <text:p text:style-name="P10">Initiated the creation of <text:a xlink:type="simple" xlink:href="https://aws.amazon.com/sdk-for-php/" office:name=""><text:span text:style-name="Definition">AWS SDK for PHP</text:span></text:a> v2 to address changes in the PHP language and growth of AWS services.</text:p>
        </text:list-item>
        <text:list-item>
          <text:p text:style-name="P10">Led one of the first teams to provide reusable UI building blocks for the <text:a xlink:type="simple" xlink:href="https://console.aws.amazon.com" office:name=""><text:span text:style-name="Definition">AWS Management Console</text:span></text:a>, by collaborating directly with the AWS Design team.</text:p>
        </text:list-item>
        <text:list-item>
          <text:p text:style-name="P10">Invested in increased transparency, better communication, and improved tooling for developers. [<text:a xlink:type="simple" xlink:href="https://github.com/skyzyx/resume/blob/master/amazon-specifics.md" office:name=""><text:span text:style-name="Definition">Examples</text:span></text:a>]</text:p>
        </text:list-item>
      </text:list>
      <text:h text:style-name="Heading_20_3" text:outline-level="3"><text:bookmark-start text:name="older-roles-and-side-projects"/>Older roles and side projects<text:bookmark-end text:name="older-roles-and-side-projects"/></text:h>
      <text:p text:style-name="First_20_paragraph">Older roles and side projects are truncated for brevity. If interested, <text:span text:style-name="T2">details</text:span> can be found <text:a xlink:type="simple" xlink:href="https://github.com/skyzyx/resume/blob/master/ryanparman-previously.md" office:name=""><text:span text:style-name="Definition">on GitHub</text:span></text:a>.</text:p>
      <text:list text:style-name="L8">
        <text:list-item>
          <text:p text:style-name="P11"><text:a xlink:type="simple" xlink:href="https://github.com/northwood-labs" office:name=""><text:span text:style-name="Definition">Northwood Labs</text:span></text:a> — Owner (January 2024—Present)</text:p>
        </text:list-item>
        <text:list-item>
          <text:p text:style-name="P11">PCR Publishing (Side-Project) — Editor, Typesetter, Publisher, Book Producer (April 2021–April 2022)</text:p>
        </text:list-item>
        <text:list-item>
          <text:p text:style-name="P11">Perimeter of Wisdom, LLC (defunct) — Co-Owner, CTO, Producer (February 2015—2018)</text:p>
        </text:list-item>
        <text:list-item>
          <text:p text:style-name="P11">CloudFusion (Open-Source Project) — Creator and Developer (Early 2005—March 2010)</text:p>
        </text:list-item>
        <text:list-item>
          <text:p text:style-name="P11">Rearden Commerce (now <text:a xlink:type="simple" xlink:href="https://www.crunchbase.com/organization/deem" office:name=""><text:span text:style-name="Definition">Deem</text:span></text:a>) — Senior User Experience Developer (July 2008—March 2010)</text:p>
        </text:list-item>
        <text:list-item>
          <text:p text:style-name="P11"><text:a xlink:type="simple" xlink:href="https://www.crunchbase.com/organization/warpshare" office:name=""><text:span text:style-name="Definition">WarpShare</text:span></text:a> (defunct) — Co-Founder and Chief Information Officer (September 2006—March 2010)</text:p>
        </text:list-item>
        <text:list-item>
          <text:p text:style-name="P11"><text:a xlink:type="simple" xlink:href="http://simplepie.org" office:name=""><text:span text:style-name="Definition">SimplePie</text:span></text:a> (Open-Source Project) — Creator and Co-Developer (July 2004—October 2009)</text:p>
        </text:list-item>
        <text:list-item>
          <text:p text:style-name="P11"><text:a xlink:type="simple" xlink:href="https://www.crunchbase.com/organization/yahoo" office:name=""><text:span text:style-name="Definition">Yahoo!</text:span></text:a> — Front-end Developer (Contract), Yahoo! Messenger (November 2007—January 2008)</text:p>
        </text:list-item>
        <text:list-item>
          <text:p text:style-name="P11"><text:a xlink:type="simple" xlink:href="https://www.crunchbase.com/organization/stryker" office:name=""><text:span text:style-name="Definition">Stryker</text:span></text:a> — User Interface Developer (Contract) (May 2005—September 2006)</text:p>
        </text:list-item>
        <text:list-item>
          <text:p text:style-name="P11"><text:a xlink:type="simple" xlink:href="https://www.crunchbase.com/organization/digital-impact-2" office:name=""><text:span text:style-name="Definition">Digital Impact</text:span></text:a> (now part of <text:a xlink:type="simple" xlink:href="https://www.crunchbase.com/organization/acxiom-digital-inc" office:name=""><text:span text:style-name="Definition">Axciom</text:span></text:a>) — Production Specialist (March 2004—April 2005)</text:p>
        </text:list-item>
      </text:list>
      <text:h text:style-name="Heading_20_2" text:outline-level="2"><text:bookmark-start text:name="projects"/>Projects<text:bookmark-end text:name="projects"/></text:h>
      <text:p text:style-name="First_20_paragraph">Proof that I can code, call APIs, interact with SDKs, and build user-facing software. I have live-coding anxiety, so live-coding interviews will always present me at my worst, not my best.</text:p>
      <text:list text:style-name="L9">
        <text:list-item>
          <text:p text:style-name="P12"><text:span text:style-name="T1">DevSec Tools:</text:span> Building a <text:a xlink:type="simple" xlink:href="https://github.com/northwood-labs/devsec-ui" office:name=""><text:span text:style-name="Definition">website</text:span></text:a>, <text:a xlink:type="simple" xlink:href="https://github.com/northwood-labs/devsec-tools" office:name=""><text:span text:style-name="Definition">CLI tool, and Go library</text:span></text:a> for identifying potential security configuration issues (in-progress).</text:p>
        </text:list-item>
        <text:list-item>
          <text:p text:style-name="P12"><text:span text:style-name="T1">Custom Linux Packages:</text:span> Building a <text:a xlink:type="simple" xlink:href="https://github.com/northwood-labs/package-building/wiki" office:name=""><text:span text:style-name="Definition">repository of custom Linux packages</text:span></text:a> (in-progress).</text:p>
        </text:list-item>
        <text:list-item>
          <text:p text:style-name="P12"><text:span text:style-name="T1">CSP Evaluator:</text:span> Building a <text:a xlink:type="simple" xlink:href="https://github.com/northwood-labs/csp-parser" office:name=""><text:span text:style-name="Definition">parser and evaluator for Content Security Policy (CSP) directives</text:span></text:a> in Go (in-progress).</text:p>
        </text:list-item>
        <text:list-item>
          <text:p text:style-name="P12"><text:span text:style-name="T1">Terraform Provider:</text:span> Built a <text:a xlink:type="simple" xlink:href="https://github.com/northwood-labs/terraform-provider-corefunc" office:name=""><text:span text:style-name="Definition">custom provider</text:span></text:a> which provides a set of utility functions for use in Terraform/OpenTofu.</text:p>
        </text:list-item>
        <text:list-item>
          <text:p text:style-name="P12"><text:span text:style-name="T1">Multi-Platform Docker:</text:span> Built a <text:a xlink:type="simple" xlink:href="https://github.com/northwood-labs/download-asset" office:name=""><text:span text:style-name="Definition">downloader for GitHub release assets</text:span></text:a> which simplifies building multi-platform images.</text:p>
        </text:list-item>
        <text:list-item>
          <text:p text:style-name="P12"><text:span text:style-name="T1">AWS Organization Security:</text:span> Built a <text:a xlink:type="simple" xlink:href="https://github.com/northwood-labs/assume-spoke-role" office:name=""><text:span text:style-name="Definition">library + CLI tool</text:span></text:a> which simplifies the hub-and-spoke pattern for multi-account orgs.</text:p>
        </text:list-item>
        <text:list-item>
          <text:p text:style-name="P12"><text:span text:style-name="T1">AWS Session Manager:</text:span> Built a <text:a xlink:type="simple" xlink:href="https://en.wikipedia.org/wiki/Text-based_user_interface" office:name=""><text:span text:style-name="Definition">TUI</text:span></text:a> for <text:a xlink:type="simple" xlink:href="https://github.com/northwood-labs/ssm-shell" office:name=""><text:span text:style-name="Definition">simplifying connections to SSM-enabled EC2 instances</text:span></text:a> using your Terminal.</text:p>
        </text:list-item>
      </text:list>
      <text:h text:style-name="Heading_20_2" text:outline-level="2"><text:bookmark-start text:name="examples-of-technical-documentation"/>Examples of Technical Documentation<text:bookmark-end text:name="examples-of-technical-documentation"/></text:h>
      <text:p text:style-name="First_20_paragraph">Much of my other work is published inside of corporate Confluence/wikis. Here are examples of my public-facing documentation:</text:p>
      <text:list text:style-name="L10">
        <text:list-item>
          <text:p text:style-name="P13"><text:a xlink:type="simple" xlink:href="https://github.com/northwood-labs/macos-for-development/wiki" office:name=""><text:span text:style-name="Definition">Setting up macOS for development</text:span></text:a></text:p>
        </text:list-item>
        <text:list-item>
          <text:p text:style-name="P13"><text:a xlink:type="simple" xlink:href="https://github.com/northwood-labs/local-lambda-environments-with-go" office:name=""><text:span text:style-name="Definition">Local AWS Lambda environments (with Go)</text:span></text:a></text:p>
        </text:list-item>
        <text:list-item>
          <text:p text:style-name="P13"><text:a xlink:type="simple" xlink:href="https://github.com/northwood-labs/devsec-tools/blob/main/docs/localdev.md" office:name=""><text:span text:style-name="Definition">Local development environment (devsec-tools)</text:span></text:a></text:p>
        </text:list-item>
        <text:list-item>
          <text:p text:style-name="P13"><text:a xlink:type="simple" xlink:href="https://github.com/northwood-labs/devsec-tools/blob/main/docs/configuring-datagrip-for-valkey.md" office:name=""><text:span text:style-name="Definition">Configuring DataGrip for Valkey (devsec-tools)</text:span></text:a></text:p>
        </text:list-item>
        <text:list-item>
          <text:p text:style-name="P13">Diagrams of Artifactory <text:a xlink:type="simple" xlink:href="https://whimsical.com/artifactory-infrastructure-diagram-5MbWJd8BJfMbRWhfZwtHhQ" office:name=""><text:span text:style-name="Definition">infrastructure</text:span></text:a> and <text:a xlink:type="simple" xlink:href="https://whimsical.com/artifactory-software-configuration-and-data-flow-QWZnvbv4SXTX2qkmKGZAqp" office:name=""><text:span text:style-name="Definition">software</text:span></text:a> configuration.</text:p>
        </text:list-item>
        <text:list-item>
          <text:p text:style-name="P13">Diagram of a <text:a xlink:type="simple" xlink:href="https://whimsical.com/tokengen-infrastructure-diagram-and-data-flow-5ZphqPDP826AaPZHKxCKSr" office:name=""><text:span text:style-name="Definition">secrets-rotation system</text:span></text:a>.</text:p>
        </text:list-item>
      </text:list>
      <text:h text:style-name="Heading_20_2" text:outline-level="2"><text:bookmark-start text:name="recommendations"/>Recommendations<text:bookmark-end text:name="recommendations"/></text:h>
      <text:p text:style-name="First_20_paragraph">See a <text:a xlink:type="simple" xlink:href="https://github.com/skyzyx/resume/blob/master/selected-recommendations.md" office:name=""><text:span text:style-name="Definition">selective list of recommendations</text:span></text:a> from co-workers and peers.</text:p>
      <text:h text:style-name="Heading_20_2" text:outline-level="2"><text:bookmark-start text:name="groups-and-accomplishments"/>Groups and Accomplishments<text:bookmark-end text:name="groups-and-accomplishments"/></text:h>
      <text:list text:style-name="L11">
        <text:list-item>
          <text:p text:style-name="P14">U.S. patent filing, <text:a xlink:type="simple" xlink:href="https://patents.google.com/patent/US20160241536A1/en?inventor=Ryan+Parman" office:name=""><text:span text:style-name="Definition">“System and Methods for User Authentication across Multiple Domains”</text:span></text:a> (US15042104) (2016)</text:p>
        </text:list-item>
        <text:list-item>
          <text:p text:style-name="P14">U.S. patent filing, <text:a xlink:type="simple" xlink:href="https://patents.google.com/patent/US8103870B2/en?inventor=Ryan+Parman" office:name=""><text:span text:style-name="Definition">“Hive-based Peer-to-Peer Network”</text:span></text:a> (US8103870B2) (2007)</text:p>
        </text:list-item>
      </text:list>
      <text:h text:style-name="Heading_20_2" text:outline-level="2"><text:bookmark-start text:name="skills"/>Skills<text:bookmark-end text:name="skills"/></text:h>
      <text:list text:style-name="L12">
        <text:list-item>
          <text:p text:style-name="P15"><text:span text:style-name="T1">Languages:</text:span> <text:a xlink:type="simple" xlink:href="https://www.gnu.org/software/bash/" office:name=""><text:span text:style-name="Definition">Bash</text:span></text:a>, <text:a xlink:type="simple" xlink:href="https://go.dev" office:name=""><text:span text:style-name="Definition">Go</text:span></text:a>, <text:a xlink:type="simple" xlink:href="https://developer.mozilla.org/en-US/docs/Web/JavaScript" office:name=""><text:span text:style-name="Definition">JavaScript</text:span></text:a>, <text:a xlink:type="simple" xlink:href="https://www.php.net" office:name=""><text:span text:style-name="Definition">PHP</text:span></text:a>, <text:a xlink:type="simple" xlink:href="https://www.python.org" office:name=""><text:span text:style-name="Definition">Python</text:span></text:a>.</text:p>
        </text:list-item>
        <text:list-item>
          <text:p text:style-name="P15"><text:span text:style-name="T1">Cloud/DevOps/SRE:</text:span> DevOps, DevSecOps, <text:a xlink:type="simple" xlink:href="https://aws.amazon.com/ec2/graviton/" office:name=""><text:span text:style-name="Definition">ARM64</text:span></text:a>, <text:a xlink:type="simple" xlink:href="https://aws.amazon.com/architecture/well-architected/" office:name=""><text:span text:style-name="Definition">AWS Well-Architected</text:span></text:a>, <text:a xlink:type="simple" xlink:href="https://aws.amazon.com" office:name=""><text:span text:style-name="Definition">Amazon Web Services</text:span></text:a>, <text:a xlink:type="simple" xlink:href="https://www.redhat.com/en/technologies/management/ansible" office:name=""><text:span text:style-name="Definition">Ansible</text:span></text:a>, <text:a xlink:type="simple" xlink:href="https://jfrog.com/artifactory/" office:name=""><text:span text:style-name="Definition">Artifactory</text:span></text:a>, <text:a xlink:type="simple" xlink:href="https://www.gnu.org/software/bash/" office:name=""><text:span text:style-name="Definition">Bash</text:span></text:a>, <text:a xlink:type="simple" xlink:href="https://www.cisecurity.org" office:name=""><text:span text:style-name="Definition">CIS</text:span></text:a>, <text:a xlink:type="simple" xlink:href="https://en.wikipedia.org/wiki/CentOS" office:name=""><text:span text:style-name="Definition">CentOS</text:span></text:a>, <text:a xlink:type="simple" xlink:href="https://aws.amazon.com/cloudformation/" office:name=""><text:span text:style-name="Definition">CloudFormation</text:span></text:a>, <text:a xlink:type="simple" xlink:href="https://aws.amazon.com/cloudwatch/" office:name=""><text:span text:style-name="Definition">CloudWatch</text:span></text:a>, <text:a xlink:type="simple" xlink:href="https://aws.amazon.com/controltower/" office:name=""><text:span text:style-name="Definition">Control Tower</text:span></text:a>, <text:a xlink:type="simple" xlink:href="https://www.docker.com" office:name=""><text:span text:style-name="Definition">Docker</text:span></text:a>, <text:a xlink:type="simple" xlink:href="https://aws.amazon.com/ecs/" office:name=""><text:span text:style-name="Definition">ECS</text:span></text:a>, <text:a xlink:type="simple" xlink:href="https://github.com/features/actions" office:name=""><text:span text:style-name="Definition">GitHub Actions</text:span></text:a>, <text:a xlink:type="simple" xlink:href="https://github.com/enterprise" office:name=""><text:span text:style-name="Definition">GitHub Enterprise</text:span></text:a>, <text:a xlink:type="simple" xlink:href="https://git-scm.com" office:name=""><text:span text:style-name="Definition">Git</text:span></text:a>, <text:a xlink:type="simple" xlink:href="https://aws.amazon.com/lambda/" office:name=""><text:span text:style-name="Definition">Lambda</text:span></text:a>, <text:a xlink:type="simple" xlink:href="https://www.nginx.com" office:name=""><text:span text:style-name="Definition">Nginx</text:span></text:a>, <text:a xlink:type="simple" xlink:href="https://opentelemetry.io" office:name=""><text:span text:style-name="Definition">OpenTelemetry</text:span></text:a>, <text:a xlink:type="simple" xlink:href="https://opentofu.org" office:name=""><text:span text:style-name="Definition">OpenTofu</text:span></text:a>, <text:a xlink:type="simple" xlink:href="https://packer.io" office:name=""><text:span text:style-name="Definition">Packer</text:span></text:a>, <text:a xlink:type="simple" xlink:href="https://redis.io" office:name=""><text:span text:style-name="Definition">Redis</text:span></text:a>, <text:a xlink:type="simple" xlink:href="https://aws.amazon.com/developer/tools/" office:name=""><text:span text:style-name="Definition">SDKs</text:span></text:a>, <text:a xlink:type="simple" xlink:href="https://www.terraform.io" office:name=""><text:span text:style-name="Definition">Terraform</text:span></text:a>, <text:a xlink:type="simple" xlink:href="https://traefik.io" office:name=""><text:span text:style-name="Definition">Traefik</text:span></text:a>, architecture, automation, cloud computing, disaster recovery, error budget, multi-platform, performance, platform, reliability, scalability, scripting, security, troubleshooting, uptime.</text:p>
        </text:list-item>
        <text:list-item>
          <text:p text:style-name="P15"><text:span text:style-name="T1">SDE/SWE/DevTools:</text:span> CI/CD, CLI tools, <text:a xlink:type="simple" xlink:href="https://aws.amazon.com" office:name=""><text:span text:style-name="Definition">AWS</text:span></text:a>, <text:a xlink:type="simple" xlink:href="https://circleci.com/enterprise/" office:name=""><text:span text:style-name="Definition">CircleCI</text:span></text:a>, <text:a xlink:type="simple" xlink:href="https://www.docker.com" office:name=""><text:span text:style-name="Definition">Docker</text:span></text:a>, <text:a xlink:type="simple" xlink:href="https://github.com/features/actions" office:name=""><text:span text:style-name="Definition">GitHub Actions</text:span></text:a>, <text:a xlink:type="simple" xlink:href="https://git-scm.com" office:name=""><text:span text:style-name="Definition">Git</text:span></text:a>, <text:a xlink:type="simple" xlink:href="https://graphql.org" office:name=""><text:span text:style-name="Definition">GraphQL</text:span></text:a>, <text:a xlink:type="simple" xlink:href="https://jwt.io" office:name=""><text:span text:style-name="Definition">JWT</text:span></text:a>, <text:a xlink:type="simple" xlink:href="https://redis.io" office:name=""><text:span text:style-name="Definition">Redis</text:span></text:a>, <text:a xlink:type="simple" xlink:href="https://www.vagrantup.com" office:name=""><text:span text:style-name="Definition">Vagrant</text:span></text:a>, <text:a xlink:type="simple" xlink:href="https://developer.mozilla.org/en-US/docs/Web/XSLT" office:name=""><text:span text:style-name="Definition">XSLT</text:span></text:a>, <text:a xlink:type="simple" xlink:href="https://12factor.net" office:name=""><text:span text:style-name="Definition">twelve-factor applications</text:span></text:a>, automation, code generation, containerization, debugging, development, distributed, documentation, integration, microservices, multi-platform, optimization, performance, platforms, refactoring, scalability, security, standards, test-driven development, testing.</text:p>
        </text:list-item>
        <text:list-item>
          <text:p text:style-name="P15"><text:span text:style-name="T1">PM/TPM:</text:span> <text:a xlink:type="simple" xlink:href="https://www.atlassian.com/software/confluence" office:name=""><text:span text:style-name="Definition">Confluence</text:span></text:a>, <text:a xlink:type="simple" xlink:href="https://www.atlassian.com/software/jira" office:name=""><text:span text:style-name="Definition">Jira</text:span></text:a>, agile, collaboration, coordination, documentation, kanban, organization, platforms, project documentation, project management, risk mitigation, roadmap management, scrum, stakeholder management, vendor management.</text:p>
        </text:list-item>
      </text:list>
      <text:h text:style-name="Heading_20_2" text:outline-level="2"><text:bookmark-start text:name="education"/>Education<text:bookmark-end text:name="education"/></text:h>
      <text:p text:style-name="First_20_paragraph"><text:span text:style-name="T2">Silicon Valley College</text:span> (now <text:a xlink:type="simple" xlink:href="http://carrington.edu/schools/san-jose-california/" office:name=""><text:span text:style-name="Definition">Carrington College</text:span></text:a>), San Jose, CA. Bachelor of Arts, <text:span text:style-name="T2">Design and Visualization</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name="Arial Unicode MS" svg:font-family="'Arial Unicode MS'"/>
    <style:font-face style:font-family-generic="system" style:font-pitch="variable" style:name="Arial Unicode MS1" svg:font-family="'Arial Unicode MS'"/>
    <style:font-face style:font-pitch="variable" style:name="Calibri" svg:font-family="Calibri"/>
    <style:font-face style:font-family-generic="roman" style:font-pitch="variable" style:name="Calibri1" svg:font-family="Calibri"/>
    <style:font-face style:font-family-generic="system" style:font-pitch="variable" style:name="Calibri2" svg:font-family="Calibri"/>
    <style:font-face style:font-family-generic="roman" style:font-pitch="variable" style:name="Cambria" svg:font-family="Cambria"/>
    <style:font-face style:font-pitch="variable" style:name="Consolas" svg:font-family="Consolas"/>
    <style:font-face style:font-family-generic="system" style:font-pitch="variable" style:name="Courier New" svg:font-family="'Courier New'"/>
    <style:font-face style:font-adornments="Regular" style:font-family-generic="modern" style:font-pitch="fixed" style:name="Courier New1" svg:font-family="'Courier New'"/>
    <style:font-face style:font-family-generic="system" style:font-pitch="variable" style:name="F" svg:font-family=""/>
    <style:font-face style:font-family-generic="swiss" style:font-pitch="variable" style:name="Liberation Sans" svg:font-family="'Liberation Sans'"/>
    <style:font-face style:font-family-generic="system" style:font-pitch="variable" style:name="Symbol" svg:font-family="Symbol"/>
    <style:font-face style:font-adornments="Regular" style:font-pitch="variable" style:name="Symbol1" svg:font-family="Symbol"/>
    <style:font-face style:font-family-generic="system" style:font-pitch="variable" style:name="Times New Roman" svg:font-family="'Times New Roman'"/>
    <style:font-face style:font-family-generic="system" style:font-pitch="variable" style:name="Wingdings" svg:font-family="Wingdings"/>
    <style:font-face style:font-adornments="Regular" style:font-pitch="variable" style:name="Wingdings1" svg:font-family="Wingding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no-wrap"/>
      <style:paragraph-properties style:font-independent-line-spacing="false" style:line-break="strict" style:text-autospace="ideograph-alpha" style:writing-mode="lr-tb" loext:tab-stop-distance="0in">
        <style:tab-stops/>
      </style:paragraph-properties>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language="en" loext:opacity="0%"/>
    </style:default-style>
    <style:default-style style:family="paragraph">
      <style:paragraph-properties style:line-break="strict" style:punctuation-wrap="hanging" style:tab-stop-distance="0.5in" style:text-autospace="ideograph-alpha" style:writing-mode="page" fo:hyphenation-keep="auto" fo:hyphenation-ladder-count="no-limit" loext:hyphenation-keep-type="column"/>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hyphenate="false" fo:hyphenation-push-char-count="2" fo:hyphenation-remain-char-count="2" fo:language="en"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contextual-spacing="false" style:justify-single-word="false" style:writing-mode="lr-tb" fo:margin-bottom="0.0555in" fo:margin-top="0in" fo:orphans="2" fo:text-align="start" fo:widows="2"/>
      <style:text-properties style:font-size-asian="10pt" fo:font-size="10pt"/>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Arial Unicode MS'" style:font-family-complex="'Arial Unicode MS'" style:font-family-generic="swiss" style:font-family-generic-asian="system" style:font-family-generic-complex="system" style:font-name="Liberation Sans" style:font-name-asian="Arial Unicode MS1" style:font-name-complex="Arial Unicode MS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margin-bottom="0.1252in" fo:margin-top="0.1252in"/>
    </style:style>
    <style:style style:class="list" style:family="paragraph" style:name="List" style:parent-style-name="Text_20_body">
      <style:text-properties style:font-family-complex="'Arial Unicode MS'" style:font-family-generic-complex="swiss" style:font-name-complex="Arial Unicode MS" style:font-size-asian="12pt"/>
    </style:style>
    <style:style style:class="extra" style:family="paragraph" style:name="Caption" style:parent-style-name="Standard" loext:linked-style-name="Caption_20_Char">
      <style:paragraph-properties style:contextual-spacing="false" fo:margin-bottom="0.0835in" fo:margin-top="0in"/>
      <style:text-properties style:font-style-asian="italic" fo:font-style="italic"/>
    </style:style>
    <style:style style:class="index" style:family="paragraph" style:name="Index" style:parent-style-name="Standard">
      <style:paragraph-properties text:line-number="0" text:number-lines="false"/>
      <style:text-properties style:font-family-complex="'Arial Unicode MS'" style:font-family-generic-complex="swiss" style:font-name-complex="Arial Unicode MS" style:font-size-asian="12pt"/>
    </style:style>
    <style:style style:auto-update="true" style:class="text" style:default-outline-level="1" style:display-name="Heading 1" style:family="paragraph" style:list-style-name="" style:name="Heading_20_1" style:next-style-name="Text_20_body" style:parent-style-name="Standard" loext:linked-style-name="Heading_20_1_20_Char">
      <style:paragraph-properties style:contextual-spacing="false" fo:keep-together="always" fo:keep-with-next="always" fo:margin-bottom="0.0555in" fo:margin-top="0.2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auto-update="true" style:class="text" style:default-outline-level="2" style:display-name="Heading 2" style:family="paragraph" style:list-style-name="" style:name="Heading_20_2" style:next-style-name="Text_20_body" style:parent-style-name="Standard" loext:linked-style-name="Heading_20_2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auto-update="true" style:class="text" style:default-outline-level="3" style:display-name="Heading 3" style:family="paragraph" style:list-style-name="" style:name="Heading_20_3" style:next-style-name="Text_20_body" style:parent-style-name="Standard" loext:linked-style-name="Heading_20_3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auto-update="true" style:class="text" style:default-outline-level="4" style:display-name="Heading 4" style:family="paragraph" style:list-style-name="" style:name="Heading_20_4" style:next-style-name="Text_20_body" style:parent-style-name="Standard" loext:linked-style-name="Heading_20_4_20_Char">
      <style:paragraph-properties style:contextual-spacing="false" fo:keep-together="always" fo:keep-with-next="always" fo:margin-bottom="0.028in" fo:margin-top="0.055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2pt" style:font-style-asian="italic" style:font-style-complex="italic" fo:color="#0f4761" fo:font-family="Cambria" fo:font-size="12pt" fo:font-style="italic" loext:opacity="100%">
        <loext:char-complex-color loext:color-type="theme" loext:theme-type="accent1">
          <loext:transformation loext:type="shade" loext:value="2509"/>
        </loext:char-complex-color>
      </style:text-properties>
    </style:style>
    <style:style style:class="text" style:default-outline-level="5" style:display-name="Heading 5" style:family="paragraph" style:list-style-name="" style:name="Heading_20_5" style:next-style-name="Text_20_body" style:parent-style-name="Standard" loext:linked-style-name="Heading_20_5_20_Char">
      <style:paragraph-properties style:contextual-spacing="false" fo:keep-together="always" fo:keep-with-next="always" fo:margin-bottom="0.028in" fo:margin-top="0.0555in"/>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class="text" style:default-outline-level="6" style:display-name="Heading 6" style:family="paragraph" style:list-style-name="" style:name="Heading_20_6" style:next-style-name="Text_20_body" style:parent-style-name="Standard" loext:linked-style-name="Heading_20_6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class="text" style:default-outline-level="7" style:display-name="Heading 7" style:family="paragraph" style:list-style-name="" style:name="Heading_20_7" style:next-style-name="Text_20_body" style:parent-style-name="Standard" loext:linked-style-name="Heading_20_7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class="text" style:default-outline-level="8" style:display-name="Heading 8" style:family="paragraph" style:list-style-name="" style:name="Heading_20_8" style:next-style-name="Text_20_body" style:parent-style-name="Standard" loext:linked-style-name="Heading_20_8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class="text" style:default-outline-level="9" style:display-name="Heading 9" style:family="paragraph" style:list-style-name="" style:name="Heading_20_9" style:next-style-name="Text_20_body" style:parent-style-name="Standard" loext:linked-style-name="Heading_20_9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auto-update="true" style:display-name="First Paragraph" style:family="paragraph" style:name="First_20_Paragraph" style:next-style-name="Text_20_body" style:parent-style-name="Text_20_body">
      <style:text-properties style:font-family-generic="roman" style:font-name="Cambria" style:font-pitch="variable" fo:font-family="Cambria"/>
    </style:style>
    <style:style style:family="paragraph" style:name="Compact" style:parent-style-name="Text_20_body">
      <style:paragraph-properties style:contextual-spacing="false" fo:margin-bottom="0.0252in" fo:margin-top="0.0252in"/>
    </style:style>
    <style:style style:class="chapter" style:family="paragraph" style:name="Title" style:next-style-name="Text_20_body" style:parent-style-name="Standard" loext:linked-style-name="Title_20_Char">
      <style:paragraph-properties style:contextual-spacing="true" style:justify-single-word="false" fo:margin-bottom="0.0555in" fo:margin-top="0in" fo:text-align="center"/>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class="chapter" style:family="paragraph" style:name="Subtitle" style:next-style-name="Text_20_body" style:parent-style-name="Title" loext:linked-style-name="Subtitle_20_Char">
      <style:text-properties style:font-size-asian="14pt" style:font-size-complex="14pt" fo:font-size="14pt" fo:letter-spacing="0.0102in"/>
    </style:style>
    <style:style style:family="paragraph" style:name="Author" style:next-style-name="Text_20_body">
      <style:paragraph-properties style:contextual-spacing="false" style:justify-single-word="false" style:writing-mode="lr-tb" fo:keep-together="always" fo:keep-with-next="always" fo:margin-bottom="0.0555in" fo:margin-top="0in" fo:orphans="2" fo:text-align="center" fo:widows="2"/>
    </style:style>
    <style:style style:family="paragraph" style:name="Date" style:next-style-name="Text_20_body">
      <style:paragraph-properties style:contextual-spacing="false" style:justify-single-word="false" style:writing-mode="lr-tb" fo:keep-together="always" fo:keep-with-next="always" fo:margin-bottom="0.0555in" fo:margin-top="0in" fo:orphans="2" fo:text-align="center" fo:widows="2"/>
    </style:style>
    <style:style style:display-name="Abstract Title" style:family="paragraph" style:name="Abstract_20_Title" style:next-style-name="Abstract" style:parent-style-name="Standard">
      <style:paragraph-properties style:contextual-spacing="false" style:justify-single-word="false" fo:keep-together="always" fo:keep-with-next="always" fo:margin-bottom="0in" fo:margin-top="0.2083in" fo:text-align="center"/>
      <style:text-properties style:font-size-complex="10pt" style:font-weight-asian="bold" fo:font-weight="bold"/>
    </style:style>
    <style:style style:family="paragraph" style:name="Abstract" style:next-style-name="Text_20_body" style:parent-style-name="Standard">
      <style:paragraph-properties style:contextual-spacing="false" fo:keep-together="always" fo:keep-with-next="always" fo:margin-bottom="0.2083in" fo:margin-top="0.0693in"/>
      <style:text-properties style:font-size-complex="10pt"/>
    </style:style>
    <style:style style:family="paragraph" style:name="Bibliography" style:parent-style-name="Standard"/>
    <style:style style:display-name="Block Text" style:family="paragraph" style:name="Block_20_Text" style:next-style-name="Text_20_body" style:parent-style-name="Text_20_body">
      <style:paragraph-properties style:contextual-spacing="false" fo:margin-bottom="0.0693in" fo:margin-left="0.3335in" fo:margin-right="0.3335in" fo:margin-top="0.0693in"/>
    </style:style>
    <style:style style:class="extra" style:family="paragraph" style:name="Footnote" style:parent-style-name="Standard"/>
    <style:style style:display-name="Footnote Block Text" style:family="paragraph" style:name="Footnote_20_Block_20_Text" style:next-style-name="Footnote" style:parent-style-name="Footnote">
      <style:paragraph-properties style:contextual-spacing="false" fo:margin-bottom="0.0693in" fo:margin-left="0.3335in" fo:margin-right="0.3335in" fo:margin-top="0.0693in"/>
    </style:style>
    <style:style style:display-name="Definition Term" style:family="paragraph" style:name="Definition_20_Term" style:next-style-name="Definition" style:parent-style-name="Standard">
      <style:paragraph-properties style:contextual-spacing="false" fo:keep-together="always" fo:keep-with-next="always" fo:margin-bottom="0in" fo:margin-top="0in"/>
      <style:text-properties style:font-weight-asian="bold" fo:font-weight="bold"/>
    </style:style>
    <style:style style:family="paragraph" style:name="Definition" style:parent-style-name="Standard"/>
    <style:style style:display-name="Table Caption" style:family="paragraph" style:name="Table_20_Caption" style:parent-style-name="Caption">
      <style:paragraph-properties fo:keep-with-next="always"/>
    </style:style>
    <style:style style:display-name="Image Caption" style:family="paragraph" style:name="Image_20_Caption" style:parent-style-name="Caption"/>
    <style:style style:class="extra" style:family="paragraph" style:name="Figure" style:parent-style-name="Standard"/>
    <style:style style:display-name="Captioned Figure" style:family="paragraph" style:name="Captioned_20_Figure" style:parent-style-name="Figure">
      <style:paragraph-properties fo:keep-with-next="always"/>
    </style:style>
    <style:style style:class="index" style:display-name="Index Heading" style:family="paragraph" style:name="Index_20_Heading" style:parent-style-name="Heading"/>
    <style:style style:class="index" style:default-outline-level="" style:display-name="Contents Heading" style:family="paragraph" style:name="Contents_20_Heading" style:next-style-name="Text_20_body" style:parent-style-name="Heading_20_1">
      <style:paragraph-properties style:contextual-spacing="false" fo:line-height="108%" fo:margin-bottom="0.0555in" fo:margin-top="0.1665in"/>
    </style:style>
    <style:style style:display-name="Source Code" style:family="paragraph" style:name="Source_20_Code" style:parent-style-name="Standard" loext:linked-style-name="Verbatim_20_Char"/>
    <style:style style:display-name="Default Paragraph Font" style:family="text" style:name="Default_20_Paragraph_20_Font"/>
    <style:style style:display-name="Title Char" style:family="text" style:name="Title_20_Char" style:parent-style-name="Default_20_Paragraph_20_Font" loext:linked-style-name="Title">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display-name="Subtitle Char" style:family="text" style:name="Subtitle_20_Char" style:parent-style-name="Default_20_Paragraph_20_Font" loext:linked-style-name="Subtitle">
      <style:text-properties style:font-family-generic-asian="system" style:font-family-generic-complex="system" style:font-name-asian="F" style:font-name-complex="F" style:font-pitch-asian="variable" style:font-pitch-complex="variable" style:font-size-asian="14pt" style:font-size-complex="14pt" fo:color="#595959" fo:font-size="14pt" fo:letter-spacing="0.0102in" loext:opacity="100%">
        <loext:char-complex-color loext:color-type="theme" loext:theme-type="dark1">
          <loext:transformation loext:type="tint" loext:value="3490"/>
        </loext:char-complex-color>
      </style:text-properties>
    </style:style>
    <style:style style:display-name="Heading 1 Char" style:family="text" style:name="Heading_20_1_20_Char" style:parent-style-name="Default_20_Paragraph_20_Font" loext:linked-style-name="Heading_20_1">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display-name="Heading 2 Char" style:family="text" style:name="Heading_20_2_20_Char" style:parent-style-name="Default_20_Paragraph_20_Font" loext:linked-style-name="Heading_20_2">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display-name="Heading 3 Char" style:family="text" style:name="Heading_20_3_20_Char" style:parent-style-name="Default_20_Paragraph_20_Font" loext:linked-style-name="Heading_20_3">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display-name="Heading 4 Char" style:family="text" style:name="Heading_20_4_20_Char" style:parent-style-name="Default_20_Paragraph_20_Font" loext:linked-style-name="Heading_20_4">
      <style:text-properties style:font-family-generic="roman" style:font-family-generic-asian="system" style:font-family-generic-complex="system" style:font-name="Cambria" style:font-name-asian="F" style:font-name-complex="F" style:font-pitch="variable" style:font-pitch-asian="variable" style:font-pitch-complex="variable" style:font-style-asian="italic" style:font-style-complex="italic" fo:color="#0f4761" fo:font-family="Cambria" fo:font-style="italic" loext:opacity="100%">
        <loext:char-complex-color loext:color-type="theme" loext:theme-type="accent1">
          <loext:transformation loext:type="shade" loext:value="2509"/>
        </loext:char-complex-color>
      </style:text-properties>
    </style:style>
    <style:style style:display-name="Heading 5 Char" style:family="text" style:name="Heading_20_5_20_Char" style:parent-style-name="Default_20_Paragraph_20_Font" loext:linked-style-name="Heading_20_5">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display-name="Heading 6 Char" style:family="text" style:name="Heading_20_6_20_Char" style:parent-style-name="Default_20_Paragraph_20_Font" loext:linked-style-name="Heading_20_6">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display-name="Heading 7 Char" style:family="text" style:name="Heading_20_7_20_Char" style:parent-style-name="Default_20_Paragraph_20_Font" loext:linked-style-name="Heading_20_7">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display-name="Heading 8 Char" style:family="text" style:name="Heading_20_8_20_Char" style:parent-style-name="Default_20_Paragraph_20_Font" loext:linked-style-name="Heading_20_8">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display-name="Heading 9 Char" style:family="text" style:name="Heading_20_9_20_Char" style:parent-style-name="Default_20_Paragraph_20_Font" loext:linked-style-name="Heading_20_9">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display-name="Caption Char" style:family="text" style:name="Caption_20_Char" style:parent-style-name="Default_20_Paragraph_20_Font" loext:linked-style-name="Caption"/>
    <style:style style:display-name="Verbatim Char" style:family="text" style:name="Verbatim_20_Char" style:parent-style-name="Caption_20_Char" loext:linked-style-name="Source_20_Code">
      <style:text-properties style:font-name="Consolas" style:font-pitch="variable" style:font-size-asian="11pt" fo:font-family="Consolas" fo:font-size="11pt"/>
    </style:style>
    <style:style style:display-name="Section Number" style:family="text" style:name="Section_20_Number" style:parent-style-name="Caption_20_Char"/>
    <style:style style:display-name="Footnote Symbol" style:family="text" style:name="Footnote_20_Symbol" style:parent-style-name="Caption_20_Char">
      <style:text-properties style:text-position="super 58%"/>
    </style:style>
    <style:style style:display-name="Footnote anchor" style:family="text" style:name="Footnote_20_anchor">
      <style:text-properties style:text-position="super 58%"/>
    </style:style>
    <style:style style:display-name="Internet link" style:family="text" style:name="Internet_20_link" style:parent-style-name="Caption_20_Char">
      <style:text-properties fo:color="#156082" loext:opacity="100%">
        <loext:char-complex-color loext:color-type="theme" loext:theme-type="accent1"/>
      </style:text-properties>
    </style:style>
    <style:style style:family="text" style:name="Keyword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DataTypeTok" style:parent-style-name="Verbatim_20_Char">
      <style:text-properties style:font-name="Consolas" style:font-pitch="variable" style:font-size-asian="11pt" fo:color="#902000" fo:font-family="Consolas" fo:font-size="11pt" loext:opacity="100%"/>
    </style:style>
    <style:style style:family="text" style:name="DecValTok" style:parent-style-name="Verbatim_20_Char">
      <style:text-properties style:font-name="Consolas" style:font-pitch="variable" style:font-size-asian="11pt" fo:color="#40a070" fo:font-family="Consolas" fo:font-size="11pt" loext:opacity="100%"/>
    </style:style>
    <style:style style:family="text" style:name="BaseNTok" style:parent-style-name="Verbatim_20_Char">
      <style:text-properties style:font-name="Consolas" style:font-pitch="variable" style:font-size-asian="11pt" fo:color="#40a070" fo:font-family="Consolas" fo:font-size="11pt" loext:opacity="100%"/>
    </style:style>
    <style:style style:family="text" style:name="FloatTok" style:parent-style-name="Verbatim_20_Char">
      <style:text-properties style:font-name="Consolas" style:font-pitch="variable" style:font-size-asian="11pt" fo:color="#40a070" fo:font-family="Consolas" fo:font-size="11pt" loext:opacity="100%"/>
    </style:style>
    <style:style style:family="text" style:name="ConstantTok" style:parent-style-name="Verbatim_20_Char">
      <style:text-properties style:font-name="Consolas" style:font-pitch="variable" style:font-size-asian="11pt" fo:color="#880000" fo:font-family="Consolas" fo:font-size="11pt" loext:opacity="100%"/>
    </style:style>
    <style:style style:family="text" style:name="CharTok" style:parent-style-name="Verbatim_20_Char">
      <style:text-properties style:font-name="Consolas" style:font-pitch="variable" style:font-size-asian="11pt" fo:color="#4070a0" fo:font-family="Consolas" fo:font-size="11pt" loext:opacity="100%"/>
    </style:style>
    <style:style style:family="text" style:name="SpecialCharTok" style:parent-style-name="Verbatim_20_Char">
      <style:text-properties style:font-name="Consolas" style:font-pitch="variable" style:font-size-asian="11pt" fo:color="#4070a0" fo:font-family="Consolas" fo:font-size="11pt" loext:opacity="100%"/>
    </style:style>
    <style:style style:family="text" style:name="StringTok" style:parent-style-name="Verbatim_20_Char">
      <style:text-properties style:font-name="Consolas" style:font-pitch="variable" style:font-size-asian="11pt" fo:color="#4070a0" fo:font-family="Consolas" fo:font-size="11pt" loext:opacity="100%"/>
    </style:style>
    <style:style style:family="text" style:name="VerbatimStringTok" style:parent-style-name="Verbatim_20_Char">
      <style:text-properties style:font-name="Consolas" style:font-pitch="variable" style:font-size-asian="11pt" fo:color="#4070a0" fo:font-family="Consolas" fo:font-size="11pt" loext:opacity="100%"/>
    </style:style>
    <style:style style:family="text" style:name="SpecialStringTok" style:parent-style-name="Verbatim_20_Char">
      <style:text-properties style:font-name="Consolas" style:font-pitch="variable" style:font-size-asian="11pt" fo:color="#bb6688" fo:font-family="Consolas" fo:font-size="11pt" loext:opacity="100%"/>
    </style:style>
    <style:style style:family="text" style:name="ImportTok" style:parent-style-name="Verbatim_20_Char">
      <style:text-properties style:font-name="Consolas" style:font-pitch="variable" style:font-size-asian="11pt" style:font-weight-asian="bold" fo:color="#008000" fo:font-family="Consolas" fo:font-size="11pt" fo:font-weight="bold" loext:opacity="100%"/>
    </style:style>
    <style:style style:family="text" style:name="CommentTok" style:parent-style-name="Verbatim_20_Char">
      <style:text-properties style:font-name="Consolas" style:font-pitch="variable" style:font-size-asian="11pt" style:font-style-asian="italic" fo:color="#60a0b0" fo:font-family="Consolas" fo:font-size="11pt" fo:font-style="italic" loext:opacity="100%"/>
    </style:style>
    <style:style style:family="text" style:name="DocumentationTok" style:parent-style-name="Verbatim_20_Char">
      <style:text-properties style:font-name="Consolas" style:font-pitch="variable" style:font-size-asian="11pt" style:font-style-asian="italic" fo:color="#ba2121" fo:font-family="Consolas" fo:font-size="11pt" fo:font-style="italic" loext:opacity="100%"/>
    </style:style>
    <style:style style:family="text" style:name="Annot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CommentVar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OtherTok" style:parent-style-name="Verbatim_20_Char">
      <style:text-properties style:font-name="Consolas" style:font-pitch="variable" style:font-size-asian="11pt" fo:color="#007020" fo:font-family="Consolas" fo:font-size="11pt" loext:opacity="100%"/>
    </style:style>
    <style:style style:family="text" style:name="FunctionTok" style:parent-style-name="Verbatim_20_Char">
      <style:text-properties style:font-name="Consolas" style:font-pitch="variable" style:font-size-asian="11pt" fo:color="#06287e" fo:font-family="Consolas" fo:font-size="11pt" loext:opacity="100%"/>
    </style:style>
    <style:style style:family="text" style:name="VariableTok" style:parent-style-name="Verbatim_20_Char">
      <style:text-properties style:font-name="Consolas" style:font-pitch="variable" style:font-size-asian="11pt" fo:color="#19177c" fo:font-family="Consolas" fo:font-size="11pt" loext:opacity="100%"/>
    </style:style>
    <style:style style:family="text" style:name="ControlFlow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OperatorTok" style:parent-style-name="Verbatim_20_Char">
      <style:text-properties style:font-name="Consolas" style:font-pitch="variable" style:font-size-asian="11pt" fo:color="#666666" fo:font-family="Consolas" fo:font-size="11pt" loext:opacity="100%"/>
    </style:style>
    <style:style style:family="text" style:name="BuiltInTok" style:parent-style-name="Verbatim_20_Char">
      <style:text-properties style:font-name="Consolas" style:font-pitch="variable" style:font-size-asian="11pt" fo:color="#008000" fo:font-family="Consolas" fo:font-size="11pt" loext:opacity="100%"/>
    </style:style>
    <style:style style:family="text" style:name="ExtensionTok" style:parent-style-name="Verbatim_20_Char">
      <style:text-properties style:font-name="Consolas" style:font-pitch="variable" style:font-size-asian="11pt" fo:font-family="Consolas" fo:font-size="11pt"/>
    </style:style>
    <style:style style:family="text" style:name="PreprocessorTok" style:parent-style-name="Verbatim_20_Char">
      <style:text-properties style:font-name="Consolas" style:font-pitch="variable" style:font-size-asian="11pt" fo:color="#bc7a00" fo:font-family="Consolas" fo:font-size="11pt" loext:opacity="100%"/>
    </style:style>
    <style:style style:family="text" style:name="AttributeTok" style:parent-style-name="Verbatim_20_Char">
      <style:text-properties style:font-name="Consolas" style:font-pitch="variable" style:font-size-asian="11pt" fo:color="#7d9029" fo:font-family="Consolas" fo:font-size="11pt" loext:opacity="100%"/>
    </style:style>
    <style:style style:family="text" style:name="RegionMarkerTok" style:parent-style-name="Verbatim_20_Char">
      <style:text-properties style:font-name="Consolas" style:font-pitch="variable" style:font-size-asian="11pt" fo:font-family="Consolas" fo:font-size="11pt"/>
    </style:style>
    <style:style style:family="text" style:name="Inform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Warning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Alert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Error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NormalTok" style:parent-style-name="Verbatim_20_Char">
      <style:text-properties style:font-name="Consolas" style:font-pitch="variable" style:font-size-asian="11pt" fo:font-family="Consolas" fo:font-size="11pt"/>
    </style:style>
    <style:style style:display-name="ListLabel 1" style:family="text" style:name="ListLabel_20_1"/>
    <style:style style:display-name="ListLabel 2" style:family="text" style:name="ListLabel_20_2"/>
    <style:style style:display-name="ListLabel 3" style:family="text" style:name="ListLabel_20_3"/>
    <style:style style:display-name="ListLabel 4" style:family="text" style:name="ListLabel_20_4"/>
    <style:style style:display-name="ListLabel 5" style:family="text" style:name="ListLabel_20_5"/>
    <style:style style:display-name="ListLabel 6" style:family="text" style:name="ListLabel_20_6"/>
    <style:style style:display-name="ListLabel 7" style:family="text" style:name="ListLabel_20_7"/>
    <style:style style:display-name="ListLabel 8" style:family="text" style:name="ListLabel_20_8"/>
    <style:style style:display-name="ListLabel 9" style:family="text" style:name="ListLabel_20_9"/>
    <style:style style:display-name="ListLabel 10" style:family="text" style:name="ListLabel_20_10">
      <style:text-properties style:font-family-complex="Symbol" style:font-family-generic-complex="system" style:font-name="Calibri" style:font-name-complex="Symbol" style:font-pitch="variable" style:font-pitch-complex="variable" fo:font-family="Calibri"/>
    </style:style>
    <style:style style:display-name="ListLabel 11" style:family="text" style:name="ListLabel_20_11">
      <style:text-properties style:font-family-complex="'Courier New'" style:font-family-generic-complex="system" style:font-name="Calibri" style:font-name-complex="Courier New" style:font-pitch="variable" style:font-pitch-complex="variable" fo:font-family="Calibri"/>
    </style:style>
    <style:style style:display-name="ListLabel 12" style:family="text" style:name="ListLabel_20_12">
      <style:text-properties style:font-family-complex="Wingdings" style:font-family-generic-complex="system" style:font-name="Calibri" style:font-name-complex="Wingdings" style:font-pitch="variable" style:font-pitch-complex="variable" fo:font-family="Calibri"/>
    </style:style>
    <style:style style:display-name="ListLabel 13" style:family="text" style:name="ListLabel_20_13">
      <style:text-properties style:font-family-complex="Symbol" style:font-family-generic-complex="system" style:font-name="Calibri" style:font-name-complex="Symbol" style:font-pitch="variable" style:font-pitch-complex="variable" fo:font-family="Calibri"/>
    </style:style>
    <style:style style:display-name="ListLabel 14" style:family="text" style:name="ListLabel_20_14">
      <style:text-properties style:font-family-complex="'Courier New'" style:font-family-generic-complex="system" style:font-name="Calibri" style:font-name-complex="Courier New" style:font-pitch="variable" style:font-pitch-complex="variable" fo:font-family="Calibri"/>
    </style:style>
    <style:style style:display-name="ListLabel 15" style:family="text" style:name="ListLabel_20_15">
      <style:text-properties style:font-family-complex="Wingdings" style:font-family-generic-complex="system" style:font-name="Calibri" style:font-name-complex="Wingdings" style:font-pitch="variable" style:font-pitch-complex="variable" fo:font-family="Calibri"/>
    </style:style>
    <style:style style:display-name="ListLabel 16" style:family="text" style:name="ListLabel_20_16">
      <style:text-properties style:font-family-complex="Symbol" style:font-family-generic-complex="system" style:font-name="Calibri" style:font-name-complex="Symbol" style:font-pitch="variable" style:font-pitch-complex="variable" fo:font-family="Calibri"/>
    </style:style>
    <style:style style:display-name="ListLabel 17" style:family="text" style:name="ListLabel_20_17">
      <style:text-properties style:font-family-complex="'Courier New'" style:font-family-generic-complex="system" style:font-name="Calibri" style:font-name-complex="Courier New" style:font-pitch="variable" style:font-pitch-complex="variable" fo:font-family="Calibri"/>
    </style:style>
    <style:style style:display-name="ListLabel 18" style:family="text" style:name="ListLabel_20_18">
      <style:text-properties style:font-family-complex="Wingdings" style:font-family-generic-complex="system" style:font-name="Calibri" style:font-name-complex="Wingdings" style:font-pitch="variable" style:font-pitch-complex="variable" fo:font-family="Calibri"/>
    </style:style>
    <style:style style:display-name="ListLabel 19" style:family="text" style:name="ListLabel_20_19">
      <style:text-properties style:font-family-complex="Symbol" style:font-family-generic-complex="system" style:font-name="Calibri" style:font-name-complex="Symbol" style:font-pitch="variable" style:font-pitch-complex="variable" fo:font-family="Calibri"/>
    </style:style>
    <style:style style:display-name="ListLabel 20" style:family="text" style:name="ListLabel_20_20">
      <style:text-properties style:font-family-complex="'Courier New'" style:font-family-generic-complex="system" style:font-name="Calibri" style:font-name-complex="Courier New" style:font-pitch="variable" style:font-pitch-complex="variable" fo:font-family="Calibri"/>
    </style:style>
    <style:style style:display-name="ListLabel 21" style:family="text" style:name="ListLabel_20_21">
      <style:text-properties style:font-family-complex="Wingdings" style:font-family-generic-complex="system" style:font-name="Calibri" style:font-name-complex="Wingdings" style:font-pitch="variable" style:font-pitch-complex="variable" fo:font-family="Calibri"/>
    </style:style>
    <style:style style:display-name="ListLabel 22" style:family="text" style:name="ListLabel_20_22">
      <style:text-properties style:font-family-complex="Symbol" style:font-family-generic-complex="system" style:font-name="Calibri" style:font-name-complex="Symbol" style:font-pitch="variable" style:font-pitch-complex="variable" fo:font-family="Calibri"/>
    </style:style>
    <style:style style:display-name="ListLabel 23" style:family="text" style:name="ListLabel_20_23">
      <style:text-properties style:font-family-complex="'Courier New'" style:font-family-generic-complex="system" style:font-name="Calibri" style:font-name-complex="Courier New" style:font-pitch="variable" style:font-pitch-complex="variable" fo:font-family="Calibri"/>
    </style:style>
    <style:style style:display-name="ListLabel 24" style:family="text" style:name="ListLabel_20_24">
      <style:text-properties style:font-family-complex="Wingdings" style:font-family-generic-complex="system" style:font-name="Calibri" style:font-name-complex="Wingdings" style:font-pitch="variable" style:font-pitch-complex="variable" fo:font-family="Calibri"/>
    </style:style>
    <style:style style:display-name="ListLabel 25" style:family="text" style:name="ListLabel_20_25">
      <style:text-properties style:font-family-complex="Symbol" style:font-family-generic-complex="system" style:font-name="Calibri" style:font-name-complex="Symbol" style:font-pitch="variable" style:font-pitch-complex="variable" fo:font-family="Calibri"/>
    </style:style>
    <style:style style:display-name="ListLabel 26" style:family="text" style:name="ListLabel_20_26">
      <style:text-properties style:font-family-complex="'Courier New'" style:font-family-generic-complex="system" style:font-name="Calibri" style:font-name-complex="Courier New" style:font-pitch="variable" style:font-pitch-complex="variable" fo:font-family="Calibri"/>
    </style:style>
    <style:style style:display-name="ListLabel 27" style:family="text" style:name="ListLabel_20_27">
      <style:text-properties style:font-family-complex="Wingdings" style:font-family-generic-complex="system" style:font-name="Calibri" style:font-name-complex="Wingdings" style:font-pitch="variable" style:font-pitch-complex="variable" fo:font-family="Calibri"/>
    </style:style>
    <style:style style:display-name="ListLabel 28" style:family="text" style:name="ListLabel_20_28">
      <style:text-properties style:font-family-complex="Symbol" style:font-family-generic-complex="system" style:font-name="Calibri" style:font-name-complex="Symbol" style:font-pitch="variable" style:font-pitch-complex="variable" fo:font-family="Calibri"/>
    </style:style>
    <style:style style:display-name="ListLabel 29" style:family="text" style:name="ListLabel_20_29">
      <style:text-properties style:font-family-complex="'Courier New'" style:font-family-generic-complex="system" style:font-name="Calibri" style:font-name-complex="Courier New" style:font-pitch="variable" style:font-pitch-complex="variable" fo:font-family="Calibri"/>
    </style:style>
    <style:style style:display-name="ListLabel 30" style:family="text" style:name="ListLabel_20_30">
      <style:text-properties style:font-family-complex="Wingdings" style:font-family-generic-complex="system" style:font-name="Calibri" style:font-name-complex="Wingdings" style:font-pitch="variable" style:font-pitch-complex="variable" fo:font-family="Calibri"/>
    </style:style>
    <style:style style:display-name="ListLabel 31" style:family="text" style:name="ListLabel_20_31">
      <style:text-properties style:font-family-complex="Symbol" style:font-family-generic-complex="system" style:font-name="Calibri" style:font-name-complex="Symbol" style:font-pitch="variable" style:font-pitch-complex="variable" fo:font-family="Calibri"/>
    </style:style>
    <style:style style:display-name="ListLabel 32" style:family="text" style:name="ListLabel_20_32">
      <style:text-properties style:font-family-complex="'Courier New'" style:font-family-generic-complex="system" style:font-name="Calibri" style:font-name-complex="Courier New" style:font-pitch="variable" style:font-pitch-complex="variable" fo:font-family="Calibri"/>
    </style:style>
    <style:style style:display-name="ListLabel 33" style:family="text" style:name="ListLabel_20_33">
      <style:text-properties style:font-family-complex="Wingdings" style:font-family-generic-complex="system" style:font-name="Calibri" style:font-name-complex="Wingdings" style:font-pitch="variable" style:font-pitch-complex="variable" fo:font-family="Calibri"/>
    </style:style>
    <style:style style:display-name="ListLabel 34" style:family="text" style:name="ListLabel_20_34">
      <style:text-properties style:font-family-complex="Symbol" style:font-family-generic-complex="system" style:font-name="Calibri" style:font-name-complex="Symbol" style:font-pitch="variable" style:font-pitch-complex="variable" fo:font-family="Calibri"/>
    </style:style>
    <style:style style:display-name="ListLabel 35" style:family="text" style:name="ListLabel_20_35">
      <style:text-properties style:font-family-complex="'Courier New'" style:font-family-generic-complex="system" style:font-name="Calibri" style:font-name-complex="Courier New" style:font-pitch="variable" style:font-pitch-complex="variable" fo:font-family="Calibri"/>
    </style:style>
    <style:style style:display-name="ListLabel 36" style:family="text" style:name="ListLabel_20_36">
      <style:text-properties style:font-family-complex="Wingdings" style:font-family-generic-complex="system" style:font-name="Calibri" style:font-name-complex="Wingdings" style:font-pitch="variable" style:font-pitch-complex="variable" fo:font-family="Calibri"/>
    </style:style>
    <style:style style:display-name="ListLabel 37" style:family="text" style:name="ListLabel_20_37">
      <style:text-properties style:font-family-complex="Symbol" style:font-family-generic-complex="system" style:font-name="Calibri" style:font-name-complex="Symbol" style:font-pitch="variable" style:font-pitch-complex="variable" fo:font-family="Calibri"/>
    </style:style>
    <style:style style:display-name="ListLabel 38" style:family="text" style:name="ListLabel_20_38">
      <style:text-properties style:font-family-complex="'Courier New'" style:font-family-generic-complex="system" style:font-name="Calibri" style:font-name-complex="Courier New" style:font-pitch="variable" style:font-pitch-complex="variable" fo:font-family="Calibri"/>
    </style:style>
    <style:style style:display-name="ListLabel 39" style:family="text" style:name="ListLabel_20_39">
      <style:text-properties style:font-family-complex="Wingdings" style:font-family-generic-complex="system" style:font-name="Calibri" style:font-name-complex="Wingdings" style:font-pitch="variable" style:font-pitch-complex="variable" fo:font-family="Calibri"/>
    </style:style>
    <style:style style:display-name="ListLabel 40" style:family="text" style:name="ListLabel_20_40">
      <style:text-properties style:font-family-complex="Symbol" style:font-family-generic-complex="system" style:font-name="Calibri" style:font-name-complex="Symbol" style:font-pitch="variable" style:font-pitch-complex="variable" fo:font-family="Calibri"/>
    </style:style>
    <style:style style:display-name="ListLabel 41" style:family="text" style:name="ListLabel_20_41">
      <style:text-properties style:font-family-complex="'Courier New'" style:font-family-generic-complex="system" style:font-name="Calibri" style:font-name-complex="Courier New" style:font-pitch="variable" style:font-pitch-complex="variable" fo:font-family="Calibri"/>
    </style:style>
    <style:style style:display-name="ListLabel 42" style:family="text" style:name="ListLabel_20_42">
      <style:text-properties style:font-family-complex="Wingdings" style:font-family-generic-complex="system" style:font-name="Calibri" style:font-name-complex="Wingdings" style:font-pitch="variable" style:font-pitch-complex="variable" fo:font-family="Calibri"/>
    </style:style>
    <style:style style:display-name="ListLabel 43" style:family="text" style:name="ListLabel_20_43">
      <style:text-properties style:font-family-complex="Symbol" style:font-family-generic-complex="system" style:font-name="Calibri" style:font-name-complex="Symbol" style:font-pitch="variable" style:font-pitch-complex="variable" fo:font-family="Calibri"/>
    </style:style>
    <style:style style:display-name="ListLabel 44" style:family="text" style:name="ListLabel_20_44">
      <style:text-properties style:font-family-complex="'Courier New'" style:font-family-generic-complex="system" style:font-name="Calibri" style:font-name-complex="Courier New" style:font-pitch="variable" style:font-pitch-complex="variable" fo:font-family="Calibri"/>
    </style:style>
    <style:style style:display-name="ListLabel 45" style:family="text" style:name="ListLabel_20_45">
      <style:text-properties style:font-family-complex="Wingdings" style:font-family-generic-complex="system" style:font-name="Calibri" style:font-name-complex="Wingdings" style:font-pitch="variable" style:font-pitch-complex="variable" fo:font-family="Calibri"/>
    </style:style>
    <style:style style:display-name="ListLabel 46" style:family="text" style:name="ListLabel_20_46">
      <style:text-properties style:font-family-complex="Symbol" style:font-family-generic-complex="system" style:font-name="Calibri" style:font-name-complex="Symbol" style:font-pitch="variable" style:font-pitch-complex="variable" fo:font-family="Calibri"/>
    </style:style>
    <style:style style:display-name="ListLabel 47" style:family="text" style:name="ListLabel_20_47">
      <style:text-properties style:font-family-complex="'Courier New'" style:font-family-generic-complex="system" style:font-name="Calibri" style:font-name-complex="Courier New" style:font-pitch="variable" style:font-pitch-complex="variable" fo:font-family="Calibri"/>
    </style:style>
    <style:style style:display-name="ListLabel 48" style:family="text" style:name="ListLabel_20_48">
      <style:text-properties style:font-family-complex="Wingdings" style:font-family-generic-complex="system" style:font-name="Calibri" style:font-name-complex="Wingdings" style:font-pitch="variable" style:font-pitch-complex="variable" fo:font-family="Calibri"/>
    </style:style>
    <style:style style:display-name="ListLabel 49" style:family="text" style:name="ListLabel_20_49">
      <style:text-properties style:font-family-complex="Symbol" style:font-family-generic-complex="system" style:font-name="Calibri" style:font-name-complex="Symbol" style:font-pitch="variable" style:font-pitch-complex="variable" fo:font-family="Calibri"/>
    </style:style>
    <style:style style:display-name="ListLabel 50" style:family="text" style:name="ListLabel_20_50">
      <style:text-properties style:font-family-complex="'Courier New'" style:font-family-generic-complex="system" style:font-name="Calibri" style:font-name-complex="Courier New" style:font-pitch="variable" style:font-pitch-complex="variable" fo:font-family="Calibri"/>
    </style:style>
    <style:style style:display-name="ListLabel 51" style:family="text" style:name="ListLabel_20_51">
      <style:text-properties style:font-family-complex="Wingdings" style:font-family-generic-complex="system" style:font-name="Calibri" style:font-name-complex="Wingdings" style:font-pitch="variable" style:font-pitch-complex="variable" fo:font-family="Calibri"/>
    </style:style>
    <style:style style:display-name="ListLabel 52" style:family="text" style:name="ListLabel_20_52">
      <style:text-properties style:font-family-complex="Symbol" style:font-family-generic-complex="system" style:font-name="Calibri" style:font-name-complex="Symbol" style:font-pitch="variable" style:font-pitch-complex="variable" fo:font-family="Calibri"/>
    </style:style>
    <style:style style:display-name="ListLabel 53" style:family="text" style:name="ListLabel_20_53">
      <style:text-properties style:font-family-complex="'Courier New'" style:font-family-generic-complex="system" style:font-name="Calibri" style:font-name-complex="Courier New" style:font-pitch="variable" style:font-pitch-complex="variable" fo:font-family="Calibri"/>
    </style:style>
    <style:style style:display-name="ListLabel 54" style:family="text" style:name="ListLabel_20_54">
      <style:text-properties style:font-family-complex="Wingdings" style:font-family-generic-complex="system" style:font-name="Calibri" style:font-name-complex="Wingdings" style:font-pitch="variable" style:font-pitch-complex="variable" fo:font-family="Calibri"/>
    </style:style>
    <style:style style:display-name="ListLabel 55" style:family="text" style:name="ListLabel_20_55">
      <style:text-properties style:font-family-complex="Symbol" style:font-family-generic-complex="system" style:font-name="Calibri" style:font-name-complex="Symbol" style:font-pitch="variable" style:font-pitch-complex="variable" fo:font-family="Calibri"/>
    </style:style>
    <style:style style:display-name="ListLabel 56" style:family="text" style:name="ListLabel_20_56">
      <style:text-properties style:font-family-complex="'Courier New'" style:font-family-generic-complex="system" style:font-name="Calibri" style:font-name-complex="Courier New" style:font-pitch="variable" style:font-pitch-complex="variable" fo:font-family="Calibri"/>
    </style:style>
    <style:style style:display-name="ListLabel 57" style:family="text" style:name="ListLabel_20_57">
      <style:text-properties style:font-family-complex="Wingdings" style:font-family-generic-complex="system" style:font-name="Calibri" style:font-name-complex="Wingdings" style:font-pitch="variable" style:font-pitch-complex="variable" fo:font-family="Calibri"/>
    </style:style>
    <style:style style:display-name="ListLabel 58" style:family="text" style:name="ListLabel_20_58">
      <style:text-properties style:font-family-complex="Symbol" style:font-family-generic-complex="system" style:font-name="Calibri" style:font-name-complex="Symbol" style:font-pitch="variable" style:font-pitch-complex="variable" fo:font-family="Calibri"/>
    </style:style>
    <style:style style:display-name="ListLabel 59" style:family="text" style:name="ListLabel_20_59">
      <style:text-properties style:font-family-complex="'Courier New'" style:font-family-generic-complex="system" style:font-name="Calibri" style:font-name-complex="Courier New" style:font-pitch="variable" style:font-pitch-complex="variable" fo:font-family="Calibri"/>
    </style:style>
    <style:style style:display-name="ListLabel 60" style:family="text" style:name="ListLabel_20_60">
      <style:text-properties style:font-family-complex="Wingdings" style:font-family-generic-complex="system" style:font-name="Calibri" style:font-name-complex="Wingdings" style:font-pitch="variable" style:font-pitch-complex="variable" fo:font-family="Calibri"/>
    </style:style>
    <style:style style:display-name="ListLabel 61" style:family="text" style:name="ListLabel_20_61">
      <style:text-properties style:font-family-complex="Symbol" style:font-family-generic-complex="system" style:font-name="Calibri" style:font-name-complex="Symbol" style:font-pitch="variable" style:font-pitch-complex="variable" fo:font-family="Calibri"/>
    </style:style>
    <style:style style:display-name="ListLabel 62" style:family="text" style:name="ListLabel_20_62">
      <style:text-properties style:font-family-complex="'Courier New'" style:font-family-generic-complex="system" style:font-name="Calibri" style:font-name-complex="Courier New" style:font-pitch="variable" style:font-pitch-complex="variable" fo:font-family="Calibri"/>
    </style:style>
    <style:style style:display-name="ListLabel 63" style:family="text" style:name="ListLabel_20_63">
      <style:text-properties style:font-family-complex="Wingdings" style:font-family-generic-complex="system" style:font-name="Calibri" style:font-name-complex="Wingdings" style:font-pitch="variable" style:font-pitch-complex="variable" fo:font-family="Calibri"/>
    </style:style>
    <style:style style:display-name="ListLabel 64" style:family="text" style:name="ListLabel_20_64">
      <style:text-properties style:font-family-complex="Symbol" style:font-family-generic-complex="system" style:font-name="Calibri" style:font-name-complex="Symbol" style:font-pitch="variable" style:font-pitch-complex="variable" fo:font-family="Calibri"/>
    </style:style>
    <style:style style:display-name="ListLabel 65" style:family="text" style:name="ListLabel_20_65">
      <style:text-properties style:font-family-complex="'Courier New'" style:font-family-generic-complex="system" style:font-name="Calibri" style:font-name-complex="Courier New" style:font-pitch="variable" style:font-pitch-complex="variable" fo:font-family="Calibri"/>
    </style:style>
    <style:style style:display-name="ListLabel 66" style:family="text" style:name="ListLabel_20_66">
      <style:text-properties style:font-family-complex="Wingdings" style:font-family-generic-complex="system" style:font-name="Calibri" style:font-name-complex="Wingdings" style:font-pitch="variable" style:font-pitch-complex="variable" fo:font-family="Calibri"/>
    </style:style>
    <style:style style:display-name="ListLabel 67" style:family="text" style:name="ListLabel_20_67">
      <style:text-properties style:font-family-complex="Symbol" style:font-family-generic-complex="system" style:font-name="Calibri" style:font-name-complex="Symbol" style:font-pitch="variable" style:font-pitch-complex="variable" fo:font-family="Calibri"/>
    </style:style>
    <style:style style:display-name="ListLabel 68" style:family="text" style:name="ListLabel_20_68">
      <style:text-properties style:font-family-complex="'Courier New'" style:font-family-generic-complex="system" style:font-name="Calibri" style:font-name-complex="Courier New" style:font-pitch="variable" style:font-pitch-complex="variable" fo:font-family="Calibri"/>
    </style:style>
    <style:style style:display-name="ListLabel 69" style:family="text" style:name="ListLabel_20_69">
      <style:text-properties style:font-family-complex="Wingdings" style:font-family-generic-complex="system" style:font-name="Calibri" style:font-name-complex="Wingdings" style:font-pitch="variable" style:font-pitch-complex="variable" fo:font-family="Calibri"/>
    </style:style>
    <style:style style:display-name="ListLabel 70" style:family="text" style:name="ListLabel_20_70">
      <style:text-properties style:font-family-complex="Symbol" style:font-family-generic-complex="system" style:font-name="Calibri" style:font-name-complex="Symbol" style:font-pitch="variable" style:font-pitch-complex="variable" fo:font-family="Calibri"/>
    </style:style>
    <style:style style:display-name="ListLabel 71" style:family="text" style:name="ListLabel_20_71">
      <style:text-properties style:font-family-complex="'Courier New'" style:font-family-generic-complex="system" style:font-name="Calibri" style:font-name-complex="Courier New" style:font-pitch="variable" style:font-pitch-complex="variable" fo:font-family="Calibri"/>
    </style:style>
    <style:style style:display-name="ListLabel 72" style:family="text" style:name="ListLabel_20_72">
      <style:text-properties style:font-family-complex="Wingdings" style:font-family-generic-complex="system" style:font-name="Calibri" style:font-name-complex="Wingdings" style:font-pitch="variable" style:font-pitch-complex="variable" fo:font-family="Calibri"/>
    </style:style>
    <style:style style:display-name="ListLabel 73" style:family="text" style:name="ListLabel_20_73">
      <style:text-properties style:font-family-complex="Symbol" style:font-family-generic-complex="system" style:font-name="Calibri" style:font-name-complex="Symbol" style:font-pitch="variable" style:font-pitch-complex="variable" fo:font-family="Calibri"/>
    </style:style>
    <style:style style:display-name="ListLabel 74" style:family="text" style:name="ListLabel_20_74">
      <style:text-properties style:font-family-complex="'Courier New'" style:font-family-generic-complex="system" style:font-name="Calibri" style:font-name-complex="Courier New" style:font-pitch="variable" style:font-pitch-complex="variable" fo:font-family="Calibri"/>
    </style:style>
    <style:style style:display-name="ListLabel 75" style:family="text" style:name="ListLabel_20_75">
      <style:text-properties style:font-family-complex="Wingdings" style:font-family-generic-complex="system" style:font-name="Calibri" style:font-name-complex="Wingdings" style:font-pitch="variable" style:font-pitch-complex="variable" fo:font-family="Calibri"/>
    </style:style>
    <style:style style:display-name="ListLabel 76" style:family="text" style:name="ListLabel_20_76">
      <style:text-properties style:font-family-complex="Symbol" style:font-family-generic-complex="system" style:font-name="Calibri" style:font-name-complex="Symbol" style:font-pitch="variable" style:font-pitch-complex="variable" fo:font-family="Calibri"/>
    </style:style>
    <style:style style:display-name="ListLabel 77" style:family="text" style:name="ListLabel_20_77">
      <style:text-properties style:font-family-complex="'Courier New'" style:font-family-generic-complex="system" style:font-name="Calibri" style:font-name-complex="Courier New" style:font-pitch="variable" style:font-pitch-complex="variable" fo:font-family="Calibri"/>
    </style:style>
    <style:style style:display-name="ListLabel 78" style:family="text" style:name="ListLabel_20_78">
      <style:text-properties style:font-family-complex="Wingdings" style:font-family-generic-complex="system" style:font-name="Calibri" style:font-name-complex="Wingdings" style:font-pitch="variable" style:font-pitch-complex="variable" fo:font-family="Calibri"/>
    </style:style>
    <style:style style:display-name="ListLabel 79" style:family="text" style:name="ListLabel_20_79">
      <style:text-properties style:font-family-complex="Symbol" style:font-family-generic-complex="system" style:font-name="Calibri" style:font-name-complex="Symbol" style:font-pitch="variable" style:font-pitch-complex="variable" fo:font-family="Calibri"/>
    </style:style>
    <style:style style:display-name="ListLabel 80" style:family="text" style:name="ListLabel_20_80">
      <style:text-properties style:font-family-complex="'Courier New'" style:font-family-generic-complex="system" style:font-name="Calibri" style:font-name-complex="Courier New" style:font-pitch="variable" style:font-pitch-complex="variable" fo:font-family="Calibri"/>
    </style:style>
    <style:style style:display-name="ListLabel 81" style:family="text" style:name="ListLabel_20_81">
      <style:text-properties style:font-family-complex="Wingdings" style:font-family-generic-complex="system" style:font-name="Calibri" style:font-name-complex="Wingdings" style:font-pitch="variable" style:font-pitch-complex="variable" fo:font-family="Calibri"/>
    </style:style>
    <style:style style:display-name="ListLabel 82" style:family="text" style:name="ListLabel_20_82">
      <style:text-properties style:font-family-complex="Symbol" style:font-family-generic-complex="system" style:font-name="Calibri" style:font-name-complex="Symbol" style:font-pitch="variable" style:font-pitch-complex="variable" fo:font-family="Calibri"/>
    </style:style>
    <style:style style:display-name="ListLabel 83" style:family="text" style:name="ListLabel_20_83">
      <style:text-properties style:font-family-complex="'Courier New'" style:font-family-generic-complex="system" style:font-name="Calibri" style:font-name-complex="Courier New" style:font-pitch="variable" style:font-pitch-complex="variable" fo:font-family="Calibri"/>
    </style:style>
    <style:style style:display-name="ListLabel 84" style:family="text" style:name="ListLabel_20_84">
      <style:text-properties style:font-family-complex="Wingdings" style:font-family-generic-complex="system" style:font-name="Calibri" style:font-name-complex="Wingdings" style:font-pitch="variable" style:font-pitch-complex="variable" fo:font-family="Calibri"/>
    </style:style>
    <style:style style:display-name="ListLabel 85" style:family="text" style:name="ListLabel_20_85">
      <style:text-properties style:font-family-complex="Symbol" style:font-family-generic-complex="system" style:font-name="Calibri" style:font-name-complex="Symbol" style:font-pitch="variable" style:font-pitch-complex="variable" fo:font-family="Calibri"/>
    </style:style>
    <style:style style:display-name="ListLabel 86" style:family="text" style:name="ListLabel_20_86">
      <style:text-properties style:font-family-complex="'Courier New'" style:font-family-generic-complex="system" style:font-name="Calibri" style:font-name-complex="Courier New" style:font-pitch="variable" style:font-pitch-complex="variable" fo:font-family="Calibri"/>
    </style:style>
    <style:style style:display-name="ListLabel 87" style:family="text" style:name="ListLabel_20_87">
      <style:text-properties style:font-family-complex="Wingdings" style:font-family-generic-complex="system" style:font-name="Calibri" style:font-name-complex="Wingdings" style:font-pitch="variable" style:font-pitch-complex="variable" fo:font-family="Calibri"/>
    </style:style>
    <style:style style:display-name="ListLabel 88" style:family="text" style:name="ListLabel_20_88">
      <style:text-properties style:font-family-complex="Symbol" style:font-family-generic-complex="system" style:font-name="Calibri" style:font-name-complex="Symbol" style:font-pitch="variable" style:font-pitch-complex="variable" fo:font-family="Calibri"/>
    </style:style>
    <style:style style:display-name="ListLabel 89" style:family="text" style:name="ListLabel_20_89">
      <style:text-properties style:font-family-complex="'Courier New'" style:font-family-generic-complex="system" style:font-name="Calibri" style:font-name-complex="Courier New" style:font-pitch="variable" style:font-pitch-complex="variable" fo:font-family="Calibri"/>
    </style:style>
    <style:style style:display-name="ListLabel 90" style:family="text" style:name="ListLabel_20_90">
      <style:text-properties style:font-family-complex="Wingdings" style:font-family-generic-complex="system" style:font-name="Calibri" style:font-name-complex="Wingdings" style:font-pitch="variable" style:font-pitch-complex="variable" fo:font-family="Calibri"/>
    </style:style>
    <style:style style:display-name="ListLabel 91" style:family="text" style:name="ListLabel_20_91">
      <style:text-properties style:font-family-complex="Symbol" style:font-family-generic-complex="system" style:font-name="Calibri" style:font-name-complex="Symbol" style:font-pitch="variable" style:font-pitch-complex="variable" fo:font-family="Calibri"/>
    </style:style>
    <style:style style:display-name="ListLabel 92" style:family="text" style:name="ListLabel_20_92">
      <style:text-properties style:font-family-complex="'Courier New'" style:font-family-generic-complex="system" style:font-name="Calibri" style:font-name-complex="Courier New" style:font-pitch="variable" style:font-pitch-complex="variable" fo:font-family="Calibri"/>
    </style:style>
    <style:style style:display-name="ListLabel 93" style:family="text" style:name="ListLabel_20_93">
      <style:text-properties style:font-family-complex="Wingdings" style:font-family-generic-complex="system" style:font-name="Calibri" style:font-name-complex="Wingdings" style:font-pitch="variable" style:font-pitch-complex="variable" fo:font-family="Calibri"/>
    </style:style>
    <style:style style:display-name="ListLabel 94" style:family="text" style:name="ListLabel_20_94">
      <style:text-properties style:font-family-complex="Symbol" style:font-family-generic-complex="system" style:font-name="Calibri" style:font-name-complex="Symbol" style:font-pitch="variable" style:font-pitch-complex="variable" fo:font-family="Calibri"/>
    </style:style>
    <style:style style:display-name="ListLabel 95" style:family="text" style:name="ListLabel_20_95">
      <style:text-properties style:font-family-complex="'Courier New'" style:font-family-generic-complex="system" style:font-name="Calibri" style:font-name-complex="Courier New" style:font-pitch="variable" style:font-pitch-complex="variable" fo:font-family="Calibri"/>
    </style:style>
    <style:style style:display-name="ListLabel 96" style:family="text" style:name="ListLabel_20_96">
      <style:text-properties style:font-family-complex="Wingdings" style:font-family-generic-complex="system" style:font-name="Calibri" style:font-name-complex="Wingdings" style:font-pitch="variable" style:font-pitch-complex="variable" fo:font-family="Calibri"/>
    </style:style>
    <style:style style:display-name="ListLabel 97" style:family="text" style:name="ListLabel_20_97">
      <style:text-properties style:font-family-complex="Symbol" style:font-family-generic-complex="system" style:font-name="Calibri" style:font-name-complex="Symbol" style:font-pitch="variable" style:font-pitch-complex="variable" fo:font-family="Calibri"/>
    </style:style>
    <style:style style:display-name="ListLabel 98" style:family="text" style:name="ListLabel_20_98">
      <style:text-properties style:font-family-complex="'Courier New'" style:font-family-generic-complex="system" style:font-name="Calibri" style:font-name-complex="Courier New" style:font-pitch="variable" style:font-pitch-complex="variable" fo:font-family="Calibri"/>
    </style:style>
    <style:style style:display-name="ListLabel 99" style:family="text" style:name="ListLabel_20_99">
      <style:text-properties style:font-family-complex="Wingdings" style:font-family-generic-complex="system" style:font-name="Calibri" style:font-name-complex="Wingdings" style:font-pitch="variable" style:font-pitch-complex="variable" fo:font-family="Calibri"/>
    </style:style>
    <style:style style:display-name="ListLabel 100" style:family="text" style:name="ListLabel_20_100">
      <style:text-properties style:font-family-complex="Symbol" style:font-family-generic-complex="system" style:font-name="Calibri" style:font-name-complex="Symbol" style:font-pitch="variable" style:font-pitch-complex="variable" fo:font-family="Calibri"/>
    </style:style>
    <style:style style:display-name="ListLabel 101" style:family="text" style:name="ListLabel_20_101">
      <style:text-properties style:font-family-complex="'Courier New'" style:font-family-generic-complex="system" style:font-name="Calibri" style:font-name-complex="Courier New" style:font-pitch="variable" style:font-pitch-complex="variable" fo:font-family="Calibri"/>
    </style:style>
    <style:style style:display-name="ListLabel 102" style:family="text" style:name="ListLabel_20_102">
      <style:text-properties style:font-family-complex="Wingdings" style:font-family-generic-complex="system" style:font-name="Calibri" style:font-name-complex="Wingdings" style:font-pitch="variable" style:font-pitch-complex="variable" fo:font-family="Calibri"/>
    </style:style>
    <style:style style:display-name="ListLabel 103" style:family="text" style:name="ListLabel_20_103">
      <style:text-properties style:font-family-complex="Symbol" style:font-family-generic-complex="system" style:font-name="Calibri" style:font-name-complex="Symbol" style:font-pitch="variable" style:font-pitch-complex="variable" fo:font-family="Calibri"/>
    </style:style>
    <style:style style:display-name="ListLabel 104" style:family="text" style:name="ListLabel_20_104">
      <style:text-properties style:font-family-complex="'Courier New'" style:font-family-generic-complex="system" style:font-name="Calibri" style:font-name-complex="Courier New" style:font-pitch="variable" style:font-pitch-complex="variable" fo:font-family="Calibri"/>
    </style:style>
    <style:style style:display-name="ListLabel 105" style:family="text" style:name="ListLabel_20_105">
      <style:text-properties style:font-family-complex="Wingdings" style:font-family-generic-complex="system" style:font-name="Calibri" style:font-name-complex="Wingdings" style:font-pitch="variable" style:font-pitch-complex="variable" fo:font-family="Calibri"/>
    </style:style>
    <style:style style:display-name="ListLabel 106" style:family="text" style:name="ListLabel_20_106">
      <style:text-properties style:font-family-complex="Symbol" style:font-family-generic-complex="system" style:font-name="Calibri" style:font-name-complex="Symbol" style:font-pitch="variable" style:font-pitch-complex="variable" fo:font-family="Calibri"/>
    </style:style>
    <style:style style:display-name="ListLabel 107" style:family="text" style:name="ListLabel_20_107">
      <style:text-properties style:font-family-complex="'Courier New'" style:font-family-generic-complex="system" style:font-name="Calibri" style:font-name-complex="Courier New" style:font-pitch="variable" style:font-pitch-complex="variable" fo:font-family="Calibri"/>
    </style:style>
    <style:style style:display-name="ListLabel 108" style:family="text" style:name="ListLabel_20_108">
      <style:text-properties style:font-family-complex="Wingdings" style:font-family-generic-complex="system" style:font-name="Calibri" style:font-name-complex="Wingdings" style:font-pitch="variable" style:font-pitch-complex="variable" fo:font-family="Calibri"/>
    </style:style>
    <style:style style:display-name="ListLabel 109" style:family="text" style:name="ListLabel_20_109">
      <style:text-properties style:font-family-generic="roman" style:font-name="Cambria" style:font-pitch="variable" fo:font-family="Cambria"/>
    </style:style>
    <style:style style:display-name="ListLabel 110" style:family="text" style:name="ListLabel_20_110">
      <style:text-properties style:font-family-generic="roman" style:font-name="Cambria" style:font-pitch="variable" style:font-style-asian="italic" style:font-style-complex="italic" fo:font-family="Cambria" fo:font-style="italic"/>
    </style:style>
    <style:style style:display-name="ListLabel 111" style:family="text" style:name="ListLabel_20_111"/>
    <text:outline-style style:name="Outline">
      <text:outline-level-style style:num-format="" text:level="1">
        <style:list-level-properties text:list-level-position-and-space-mode="label-alignment">
          <style:list-level-label-alignment text:label-followed-by="listtab"/>
        </style:list-level-properties>
      </text:outline-level-style>
      <text:outline-level-style style:num-format="" text:level="2">
        <style:list-level-properties text:list-level-position-and-space-mode="label-alignment">
          <style:list-level-label-alignment text:label-followed-by="listtab"/>
        </style:list-level-properties>
      </text:outline-level-style>
      <text:outline-level-style style:num-format="" text:level="3">
        <style:list-level-properties text:list-level-position-and-space-mode="label-alignment">
          <style:list-level-label-alignment text:label-followed-by="listtab"/>
        </style:list-level-properties>
      </text:outline-level-style>
      <text:outline-level-style style:num-format="" text:level="4">
        <style:list-level-properties text:list-level-position-and-space-mode="label-alignment">
          <style:list-level-label-alignment text:label-followed-by="listtab"/>
        </style:list-level-properties>
      </text:outline-level-style>
      <text:outline-level-style style:num-format="" text:level="5">
        <style:list-level-properties text:list-level-position-and-space-mode="label-alignment">
          <style:list-level-label-alignment text:label-followed-by="listtab"/>
        </style:list-level-properties>
      </text:outline-level-style>
      <text:outline-level-style style:num-format="" text:level="6">
        <style:list-level-properties text:list-level-position-and-space-mode="label-alignment">
          <style:list-level-label-alignment text:label-followed-by="listtab"/>
        </style:list-level-properties>
      </text:outline-level-style>
      <text:outline-level-style style:num-format="" text:level="7">
        <style:list-level-properties text:list-level-position-and-space-mode="label-alignment">
          <style:list-level-label-alignment text:label-followed-by="listtab"/>
        </style:list-level-properties>
      </text:outline-level-style>
      <text:outline-level-style style:num-format="" text:level="8">
        <style:list-level-properties text:list-level-position-and-space-mode="label-alignment">
          <style:list-level-label-alignment text:label-followed-by="listtab"/>
        </style:list-level-properties>
      </text:outline-level-style>
      <text:outline-level-style style:num-format="" text:level="9">
        <style:list-level-properties text:list-level-position-and-space-mode="label-alignment">
          <style:list-level-label-alignment text:label-followed-by="listtab"/>
        </style:list-level-properties>
      </text:outline-level-style>
      <text:outline-level-style style:num-format="" text:level="10">
        <style:list-level-properties text:list-level-position-and-space-mode="label-alignment">
          <style:list-level-label-alignment text:label-followed-by="listtab"/>
        </style:list-level-properties>
      </text:outline-level-style>
    </text:outline-style>
    <text:list-style style:display-name="No List" style:name="No_20_List">
      <text:list-level-style-number style:num-format="1" style:num-suffix="." text:level="1" loext:num-list-format="%1%.">
        <style:list-level-properties text:list-level-position-and-space-mode="label-alignment">
          <style:list-level-label-alignment text:label-followed-by="listtab" text:list-tab-stop-position="0.5in" fo:margin-left="0.5in" fo:text-indent="-0.25in"/>
        </style:list-level-properties>
      </text:list-level-style-number>
      <text:list-level-style-number style:num-format="1" style:num-suffix="." text:level="2" loext:num-list-format="%2%.">
        <style:list-level-properties text:list-level-position-and-space-mode="label-alignment">
          <style:list-level-label-alignment text:label-followed-by="listtab" text:list-tab-stop-position="0.75in" fo:margin-left="0.75in" fo:text-indent="-0.25in"/>
        </style:list-level-properties>
      </text:list-level-style-number>
      <text:list-level-style-number style:num-format="1" style:num-suffix="." text:level="3" loext:num-list-format="%3%.">
        <style:list-level-properties text:list-level-position-and-space-mode="label-alignment">
          <style:list-level-label-alignment text:label-followed-by="listtab" text:list-tab-stop-position="1in" fo:margin-left="1in" fo:text-indent="-0.25in"/>
        </style:list-level-properties>
      </text:list-level-style-number>
      <text:list-level-style-number style:num-format="1" style:num-suffix="." text:level="4" loext:num-list-format="%4%.">
        <style:list-level-properties text:list-level-position-and-space-mode="label-alignment">
          <style:list-level-label-alignment text:label-followed-by="listtab" text:list-tab-stop-position="1.25in" fo:margin-left="1.25in" fo:text-indent="-0.25in"/>
        </style:list-level-properties>
      </text:list-level-style-number>
      <text:list-level-style-number style:num-format="1" style:num-suffix="." text:level="5" loext:num-list-format="%5%.">
        <style:list-level-properties text:list-level-position-and-space-mode="label-alignment">
          <style:list-level-label-alignment text:label-followed-by="listtab" text:list-tab-stop-position="1.5in" fo:margin-left="1.5in" fo:text-indent="-0.25in"/>
        </style:list-level-properties>
      </text:list-level-style-number>
      <text:list-level-style-number style:num-format="1" style:num-suffix="." text:level="6" loext:num-list-format="%6%.">
        <style:list-level-properties text:list-level-position-and-space-mode="label-alignment">
          <style:list-level-label-alignment text:label-followed-by="listtab" text:list-tab-stop-position="1.75in" fo:margin-left="1.75in" fo:text-indent="-0.25in"/>
        </style:list-level-properties>
      </text:list-level-style-number>
      <text:list-level-style-number style:num-format="1" style:num-suffix="." text:level="7" loext:num-list-format="%7%.">
        <style:list-level-properties text:list-level-position-and-space-mode="label-alignment">
          <style:list-level-label-alignment text:label-followed-by="listtab" text:list-tab-stop-position="2in" fo:margin-left="2in" fo:text-indent="-0.25in"/>
        </style:list-level-properties>
      </text:list-level-style-number>
      <text:list-level-style-number style:num-format="1" style:num-suffix="." text:level="8" loext:num-list-format="%8%.">
        <style:list-level-properties text:list-level-position-and-space-mode="label-alignment">
          <style:list-level-label-alignment text:label-followed-by="listtab" text:list-tab-stop-position="2.25in" fo:margin-left="2.25in" fo:text-indent="-0.25in"/>
        </style:list-level-properties>
      </text:list-level-style-number>
      <text:list-level-style-number style:num-format="1" style:num-suffix="." text:level="9" loext:num-list-format="%9%.">
        <style:list-level-properties text:list-level-position-and-space-mode="label-alignment">
          <style:list-level-label-alignment text:label-followed-by="listtab" text:list-tab-stop-position="2.5in" fo:margin-left="2.5in" fo:text-indent="-0.25in"/>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
      <text:list-level-style-bullet style:num-suffix=" " text:bullet-char=" " text:level="1" text:style-name="ListLabel_20_1" loext:num-list-format=" ">
        <style:list-level-properties text:list-level-position-and-space-mode="label-alignment">
          <style:list-level-label-alignment text:label-followed-by="listtab" fo:margin-left="0.5in" fo:text-indent="-0.25in"/>
        </style:list-level-properties>
      </text:list-level-style-bullet>
      <text:list-level-style-bullet style:num-suffix=" " text:bullet-char=" " text:level="2" text:style-name="ListLabel_20_2" loext:num-list-format=" ">
        <style:list-level-properties text:list-level-position-and-space-mode="label-alignment">
          <style:list-level-label-alignment text:label-followed-by="listtab" fo:margin-left="1in" fo:text-indent="-0.25in"/>
        </style:list-level-properties>
      </text:list-level-style-bullet>
      <text:list-level-style-bullet style:num-suffix=" " text:bullet-char=" " text:level="3" text:style-name="ListLabel_20_3" loext:num-list-format=" ">
        <style:list-level-properties text:list-level-position-and-space-mode="label-alignment">
          <style:list-level-label-alignment text:label-followed-by="listtab" fo:margin-left="1.5in" fo:text-indent="-0.25in"/>
        </style:list-level-properties>
      </text:list-level-style-bullet>
      <text:list-level-style-bullet style:num-suffix=" " text:bullet-char=" " text:level="4" text:style-name="ListLabel_20_4" loext:num-list-format=" ">
        <style:list-level-properties text:list-level-position-and-space-mode="label-alignment">
          <style:list-level-label-alignment text:label-followed-by="listtab" fo:margin-left="2in" fo:text-indent="-0.25in"/>
        </style:list-level-properties>
      </text:list-level-style-bullet>
      <text:list-level-style-bullet style:num-suffix=" " text:bullet-char=" " text:level="5" text:style-name="ListLabel_20_5" loext:num-list-format=" ">
        <style:list-level-properties text:list-level-position-and-space-mode="label-alignment">
          <style:list-level-label-alignment text:label-followed-by="listtab" fo:margin-left="2.5in" fo:text-indent="-0.25in"/>
        </style:list-level-properties>
      </text:list-level-style-bullet>
      <text:list-level-style-bullet style:num-suffix=" " text:bullet-char=" " text:level="6" text:style-name="ListLabel_20_6" loext:num-list-format=" ">
        <style:list-level-properties text:list-level-position-and-space-mode="label-alignment">
          <style:list-level-label-alignment text:label-followed-by="listtab" fo:margin-left="3in" fo:text-indent="-0.25in"/>
        </style:list-level-properties>
      </text:list-level-style-bullet>
      <text:list-level-style-bullet style:num-suffix=" " text:bullet-char=" " text:level="7" text:style-name="ListLabel_20_7" loext:num-list-format=" ">
        <style:list-level-properties text:list-level-position-and-space-mode="label-alignment">
          <style:list-level-label-alignment text:label-followed-by="listtab" fo:margin-left="3.5in" fo:text-indent="-0.25in"/>
        </style:list-level-properties>
      </text:list-level-style-bullet>
      <text:list-level-style-bullet style:num-suffix=" " text:bullet-char=" " text:level="8" text:style-name="ListLabel_20_8" loext:num-list-format=" ">
        <style:list-level-properties text:list-level-position-and-space-mode="label-alignment">
          <style:list-level-label-alignment text:label-followed-by="listtab" fo:margin-left="4in" fo:text-indent="-0.25in"/>
        </style:list-level-properties>
      </text:list-level-style-bullet>
      <text:list-level-style-bullet style:num-suffix=" " text:bullet-char=" " text:level="9" text:style-name="ListLabel_20_9" loext:num-list-format=" ">
        <style:list-level-properties text:list-level-position-and-space-mode="label-alignment">
          <style:list-level-label-alignment text:label-followed-by="listtab" fo:margin-left="4.5in" fo:text-indent="-0.25in"/>
        </style:list-level-properties>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2">
      <text:list-level-style-bullet style:num-suffix="" text:bullet-char="" text:level="1" text:style-name="ListLabel_20_1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3">
      <text:list-level-style-bullet style:num-suffix="" text:bullet-char="" text:level="1" text:style-name="ListLabel_20_19"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0"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21"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22"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23"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24"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25"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26"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27"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4">
      <text:list-level-style-bullet style:num-suffix="" text:bullet-char="" text:level="1" text:style-name="ListLabel_20_28"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9"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0"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31"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32"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33"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34"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35"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36"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5">
      <text:list-level-style-bullet style:num-suffix="" text:bullet-char="" text:level="1" text:style-name="ListLabel_20_37"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38"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9"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0"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41"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42"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43"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44"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45"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6">
      <text:list-level-style-bullet style:num-suffix="" text:bullet-char="" text:level="1" text:style-name="ListLabel_20_46"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47"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48"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9"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0"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51"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52"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53"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54"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7">
      <text:list-level-style-bullet style:num-suffix="" text:bullet-char="" text:level="1" text:style-name="ListLabel_20_55"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56"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57"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58"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9"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0"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61"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62"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63"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8">
      <text:list-level-style-bullet style:num-suffix="" text:bullet-char="" text:level="1" text:style-name="ListLabel_20_64"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65"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66"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67"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68"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9"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0"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71"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72"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9">
      <text:list-level-style-bullet style:num-suffix="" text:bullet-char="" text:level="1" text:style-name="ListLabel_20_73"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74"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75"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76"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77"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78"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9"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0"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81"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0">
      <text:list-level-style-bullet style:num-suffix="" text:bullet-char="" text:level="1" text:style-name="ListLabel_20_82"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83"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84"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85"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86"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87"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88"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9"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0"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1">
      <text:list-level-style-bullet style:num-suffix="" text:bullet-char="" text:level="1" text:style-name="ListLabel_20_91"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92"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93"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94"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95"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96"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97"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98"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9"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2">
      <text:list-level-style-bullet style:num-suffix="" text:bullet-char="" text:level="1" text:style-name="ListLabel_20_10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0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0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0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0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0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0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0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0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loext:theme loext:name="Office Theme">
      <loext:theme-colors loext:name="Office">
        <loext:color loext:color="#000000" loext:name="dark1"/>
        <loext:color loext:color="#ffffff" loext:name="light1"/>
        <loext:color loext:color="#0e2841" loext:name="dark2"/>
        <loext:color loext:color="#e8e8e8" loext:name="light2"/>
        <loext:color loext:color="#156082" loext:name="accent1"/>
        <loext:color loext:color="#e97132" loext:name="accent2"/>
        <loext:color loext:color="#196b24" loext:name="accent3"/>
        <loext:color loext:color="#0f9ed5" loext:name="accent4"/>
        <loext:color loext:color="#a02b93" loext:name="accent5"/>
        <loext:color loext:color="#4ea72e" loext:name="accent6"/>
        <loext:color loext:color="#467886" loext:name="hyperlink"/>
        <loext:color loext:color="#96607d"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in" style:layout-grid-base-height="0.0693in" style:layout-grid-base-width="0.139in" style:layout-grid-color="#c0c0c0" style:layout-grid-display="false" style:layout-grid-lines="22860" style:layout-grid-mode="none" style:layout-grid-print="false" style:layout-grid-ruby-below="false" style:layout-grid-ruby-height="0in" style:layout-grid-snap-to="true"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solid" style:rel-width="25%" style:width="0.0071in"/>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1-31T18:31:35Z</meta:creation-date>
    <dc:date>2025-01-31T18:31:35Z</dc:date>
  </office:meta>
</office:document-meta>
</file>